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1" svg:font-family="'Courier New'" style:font-family-generic="modern"/>
    <style:font-face style:name="Courier 10 Pitch" svg:font-family="'Courier 10 Pitch'" style:font-adornments="Normal" style:font-pitch="fixed"/>
    <style:font-face style:name="Noto Mono" svg:font-family="'Noto Mono'" style:font-adornments="Normal"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1" svg:font-family="'Nimbus Sans L'" style:font-pitch="variable"/>
    <style:font-face style:name="DejaVu Serif" svg:font-family="'DejaVu Serif'" style:font-adornments="Italique" style:font-family-generic="roman" style:font-pitch="variable"/>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Noto Serif CJK KR" svg:font-family="'Noto Serif CJK KR'" style:font-adornments="Normal" style:font-family-generic="roman" style:font-pitch="variable"/>
    <style:font-face style:name="Arial" svg:font-family="Arial" style:font-family-generic="swiss" style:font-pitch="variable"/>
    <style:font-face style:name="DejaVu Sans" svg:font-family="'DejaVu Sans'" style:font-adornments="Gras oblique" style:font-family-generic="swiss" style:font-pitch="variable"/>
    <style:font-face style:name="DejaVu Sans1" svg:font-family="'DejaVu Sans'" style:font-adornments="Normal" style:font-family-generic="swiss" style:font-pitch="variable"/>
    <style:font-face style:name="Liberation Sans" svg:font-family="'Liberation Sans'" style:font-adornments="Gras" style:font-family-generic="swiss" style:font-pitch="variable"/>
    <style:font-face style:name="Nimbus Sans L" svg:font-family="'Nimbus Sans L'" style:font-adornments="Regular Italic" style:font-family-generic="swiss" style:font-pitch="variable"/>
    <style:font-face style:name="Noto Sans" svg:font-family="'Noto Sans'" style:font-adornments="Normal" style:font-family-generic="swiss" style:font-pitch="variable"/>
  </office:font-face-decls>
  <office:automatic-styles>
    <style:style style:name="P1" style:family="paragraph" style:parent-style-name="Illustration">
      <style:paragraph-properties fo:text-align="justify" style:justify-single-word="false">
        <style:tab-stops>
          <style:tab-stop style:position="9.74cm"/>
        </style:tab-stops>
      </style:paragraph-properties>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Heading">
      <style:text-properties officeooo:rsid="024d55d8" officeooo:paragraph-rsid="024d55d8"/>
    </style:style>
    <style:style style:name="P5" style:family="paragraph" style:parent-style-name="Text_20_body">
      <style:text-properties officeooo:rsid="024d55d8" officeooo:paragraph-rsid="024d55d8"/>
    </style:style>
    <style:style style:name="P6" style:family="paragraph" style:parent-style-name="Text_20_body" style:list-style-name="L2">
      <style:text-properties officeooo:rsid="024d55d8" officeooo:paragraph-rsid="024d55d8"/>
    </style:style>
    <style:style style:name="P7" style:family="paragraph" style:parent-style-name="Text_20_body" style:list-style-name="L3">
      <style:text-properties officeooo:rsid="024d55d8" officeooo:paragraph-rsid="024d55d8"/>
    </style:style>
    <style:style style:name="P8" style:family="paragraph" style:parent-style-name="Text_20_body">
      <style:text-properties fo:color="#000000" officeooo:rsid="024d55d8" officeooo:paragraph-rsid="024d55d8"/>
    </style:style>
    <style:style style:name="P9" style:family="paragraph" style:parent-style-name="Programmation">
      <style:text-properties officeooo:paragraph-rsid="02521a13"/>
    </style:style>
    <style:style style:name="P10" style:family="paragraph" style:parent-style-name="Programmation">
      <style:text-properties fo:color="#408080"/>
    </style:style>
    <style:style style:name="P11" style:family="paragraph" style:parent-style-name="Programmation">
      <style:text-properties fo:color="#408080" officeooo:paragraph-rsid="0254767c"/>
    </style:style>
    <style:style style:name="P12" style:family="paragraph" style:parent-style-name="Programmation">
      <style:text-properties fo:color="#408080" officeooo:paragraph-rsid="0256906e"/>
    </style:style>
    <style:style style:name="P13" style:family="paragraph" style:parent-style-name="Programmation">
      <style:text-properties fo:color="#408080" officeooo:paragraph-rsid="0257162c"/>
    </style:style>
    <style:style style:name="P14" style:family="paragraph" style:parent-style-name="Programmation">
      <style:text-properties fo:color="#000000"/>
    </style:style>
    <style:style style:name="P15" style:family="paragraph" style:parent-style-name="Programmation">
      <style:text-properties fo:color="#000000" officeooo:paragraph-rsid="0252cbee"/>
    </style:style>
    <style:style style:name="P16" style:family="paragraph" style:parent-style-name="Programmation" style:list-style-name="Numbering_20_1">
      <style:text-properties fo:color="#000000" officeooo:paragraph-rsid="0252f804"/>
    </style:style>
    <style:style style:name="P17" style:family="paragraph" style:parent-style-name="Programmation" style:list-style-name="Numbering_20_1">
      <style:text-properties fo:color="#000000" officeooo:paragraph-rsid="0254b75a"/>
    </style:style>
    <style:style style:name="P18" style:family="paragraph" style:parent-style-name="Programmation" style:list-style-name="Numbering_20_1">
      <style:text-properties fo:color="#000000" officeooo:paragraph-rsid="0256906e"/>
    </style:style>
    <style:style style:name="P19" style:family="paragraph" style:parent-style-name="Programmation" style:list-style-name="Numbering_20_1">
      <style:text-properties fo:color="#000000" officeooo:paragraph-rsid="0257162c"/>
    </style:style>
    <style:style style:name="P20" style:family="paragraph" style:parent-style-name="Programmation">
      <style:text-properties fo:color="#000000" officeooo:paragraph-rsid="0254767c"/>
    </style:style>
    <style:style style:name="P21" style:family="paragraph" style:parent-style-name="Programmation">
      <style:text-properties fo:color="#000000" officeooo:paragraph-rsid="0254b75a"/>
    </style:style>
    <style:style style:name="P22" style:family="paragraph" style:parent-style-name="Programmation">
      <style:text-properties fo:color="#000000" officeooo:paragraph-rsid="0256906e"/>
    </style:style>
    <style:style style:name="P23" style:family="paragraph" style:parent-style-name="Programmation">
      <style:text-properties fo:color="#000000" officeooo:paragraph-rsid="0257162c"/>
    </style:style>
    <style:style style:name="P24" style:family="paragraph" style:parent-style-name="Programmation" style:list-style-name="">
      <style:text-properties fo:color="#000000"/>
    </style:style>
    <style:style style:name="P25" style:family="paragraph" style:parent-style-name="Programmation">
      <style:text-properties officeooo:paragraph-rsid="0252cbee"/>
    </style:style>
    <style:style style:name="P26" style:family="paragraph" style:parent-style-name="Programmation" style:list-style-name="Numbering_20_1">
      <style:text-properties officeooo:paragraph-rsid="0252f804"/>
    </style:style>
    <style:style style:name="P27" style:family="paragraph" style:parent-style-name="Programmation" style:list-style-name="Numbering_20_1">
      <style:text-properties officeooo:paragraph-rsid="0254b75a"/>
    </style:style>
    <style:style style:name="P28" style:family="paragraph" style:parent-style-name="Programmation" style:list-style-name="Numbering_20_1">
      <style:text-properties officeooo:paragraph-rsid="0256906e"/>
    </style:style>
    <style:style style:name="P29" style:family="paragraph" style:parent-style-name="Programmation" style:list-style-name="Numbering_20_1">
      <style:text-properties officeooo:paragraph-rsid="0257162c"/>
    </style:style>
    <style:style style:name="P30" style:family="paragraph" style:parent-style-name="Programmation" style:list-style-name="">
      <style:text-properties fo:color="#008000"/>
    </style:style>
    <style:style style:name="P31" style:family="paragraph" style:parent-style-name="Programmation">
      <style:text-properties officeooo:paragraph-rsid="025434e3"/>
    </style:style>
    <style:style style:name="P32" style:family="paragraph" style:parent-style-name="Programmation">
      <style:text-properties officeooo:paragraph-rsid="0254767c"/>
    </style:style>
    <style:style style:name="P33" style:family="paragraph" style:parent-style-name="Programmation" style:list-style-name=""/>
    <style:style style:name="P34" style:family="paragraph" style:parent-style-name="Programmation">
      <style:text-properties officeooo:paragraph-rsid="0254b75a"/>
    </style:style>
    <style:style style:name="P35" style:family="paragraph" style:parent-style-name="Programmation">
      <style:text-properties officeooo:paragraph-rsid="0256906e"/>
    </style:style>
    <style:style style:name="P36" style:family="paragraph" style:parent-style-name="Programmation">
      <style:text-properties officeooo:paragraph-rsid="0257162c"/>
    </style:style>
    <style:style style:name="P37" style:family="paragraph" style:parent-style-name="Console">
      <style:text-properties officeooo:paragraph-rsid="02521a13"/>
    </style:style>
    <style:style style:name="P38" style:family="paragraph" style:parent-style-name="Console">
      <style:text-properties officeooo:paragraph-rsid="0252f804"/>
    </style:style>
    <style:style style:name="T1" style:family="text">
      <style:text-properties officeooo:rsid="01d8b5bf"/>
    </style:style>
    <style:style style:name="T2" style:family="text">
      <style:text-properties officeooo:rsid="024d55d8"/>
    </style:style>
    <style:style style:name="T3" style:family="text">
      <style:text-properties officeooo:rsid="02521a13"/>
    </style:style>
    <style:style style:name="T4" style:family="text">
      <style:text-properties fo:color="#000000"/>
    </style:style>
    <style:style style:name="T5" style:family="text">
      <style:text-properties fo:color="#000000" officeooo:rsid="02521a13"/>
    </style:style>
    <style:style style:name="T6" style:family="text">
      <style:text-properties fo:color="#000000" officeooo:rsid="0252cbee"/>
    </style:style>
    <style:style style:name="T7" style:family="text">
      <style:text-properties fo:color="#000000" officeooo:rsid="0252f804"/>
    </style:style>
    <style:style style:name="T8" style:family="text">
      <style:text-properties fo:color="#000000" officeooo:rsid="0254767c"/>
    </style:style>
    <style:style style:name="T9" style:family="text">
      <style:text-properties fo:color="#000000" officeooo:rsid="0254b75a"/>
    </style:style>
    <style:style style:name="T10" style:family="text">
      <style:text-properties fo:color="#000000" officeooo:rsid="0256906e"/>
    </style:style>
    <style:style style:name="T11" style:family="text">
      <style:text-properties fo:color="#000000" officeooo:rsid="0257162c"/>
    </style:style>
    <style:style style:name="T12" style:family="text">
      <style:text-properties fo:color="#bc7a00"/>
    </style:style>
    <style:style style:name="T13" style:family="text">
      <style:text-properties fo:color="#408080"/>
    </style:style>
    <style:style style:name="T14" style:family="text">
      <style:text-properties fo:color="#b00040"/>
    </style:style>
    <style:style style:name="T15" style:family="text">
      <style:text-properties fo:color="#b00040" officeooo:rsid="02521a13"/>
    </style:style>
    <style:style style:name="T16" style:family="text">
      <style:text-properties fo:color="#b00040" officeooo:rsid="0252cbee"/>
    </style:style>
    <style:style style:name="T17" style:family="text">
      <style:text-properties fo:color="#b00040" officeooo:rsid="0254767c"/>
    </style:style>
    <style:style style:name="T18" style:family="text">
      <style:text-properties fo:color="#b00040" officeooo:rsid="0254b75a"/>
    </style:style>
    <style:style style:name="T19" style:family="text">
      <style:text-properties fo:color="#b00040" officeooo:rsid="0256906e"/>
    </style:style>
    <style:style style:name="T20" style:family="text">
      <style:text-properties fo:color="#b00040" officeooo:rsid="0257162c"/>
    </style:style>
    <style:style style:name="T21" style:family="text">
      <style:text-properties fo:color="#666666"/>
    </style:style>
    <style:style style:name="T22" style:family="text">
      <style:text-properties fo:color="#0000ff"/>
    </style:style>
    <style:style style:name="T23" style:family="text">
      <style:text-properties fo:color="#ba2121"/>
    </style:style>
    <style:style style:name="T24" style:family="text">
      <style:text-properties fo:color="#bb6622"/>
    </style:style>
    <style:style style:name="T25" style:family="text">
      <style:text-properties fo:color="#bb6622" officeooo:rsid="0254b75a"/>
    </style:style>
    <style:style style:name="T26" style:family="text">
      <style:text-properties fo:color="#008000"/>
    </style:style>
    <style:style style:name="T27" style:family="text">
      <style:text-properties fo:color="#008000" officeooo:rsid="0252f804"/>
    </style:style>
    <style:style style:name="T28" style:family="text">
      <style:text-properties fo:color="#008000" officeooo:rsid="0254767c"/>
    </style:style>
    <style:style style:name="T29" style:family="text">
      <style:text-properties officeooo:rsid="0252cbee"/>
    </style:style>
    <style:style style:name="T30" style:family="text">
      <style:text-properties officeooo:rsid="0254767c"/>
    </style:style>
    <style:style style:name="T31" style:family="text">
      <style:text-properties fo:color="#a0a000"/>
    </style:style>
    <style:style style:name="T32" style:family="text">
      <style:text-properties officeooo:rsid="0257061c"/>
    </style:style>
    <style:style style:name="T33" style:family="text">
      <style:text-properties officeooo:rsid="025ba1a3"/>
    </style:style>
    <style:style style:name="T34" style:family="text">
      <style:text-properties officeooo:rsid="025e8005"/>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unnamed0"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4"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5"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6"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7"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8"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1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4"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5"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6"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7"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8"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2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4"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5"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6"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7"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8"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3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4"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5"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6"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7"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8"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4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4"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5"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6"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7"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8"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59"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60"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61"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62"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form:form form:name="unnamed63" form:apply-filter="true" form:method="post" form:control-implementation="ooo:com.sun.star.form.component.Form" office:target-frame="" xlink:href="../../../d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 threads POSIX de Linux</text:p>
      <text:h text:style-name="Heading_20_1" text:outline-level="1">Les threads POSIX</text:h>
      <text:h text:style-name="Heading_20_2" text:outline-level="2">Les threads d'un processus</text:h>
      <text:p text:style-name="P5">Dans sa forme basique, un thread est un processus, dit léger, qui s'exécute à l'intérieur d'un processus <text:span text:style-name="Nom_20_propre">UNIX</text:span> ou <text:span text:style-name="Nom_20_propre">Linux</text:span>. Rappelons qu'un processus Linux est créé par le noyau à la demande d'un processus déjà existant, via la primitive <text:span text:style-name="Nom_20_Technique">fork(2)</text:span>. C'est communément le shell qui gère votre terminal qui exécute un <text:span text:style-name="Nom_20_Technique">fork(2)</text:span> et le shell fils résultant qui demande l'exécution, via la primitive <text:span text:style-name="Nom_20_Technique">exec(2)</text:span> d'un programme au format <text:span text:style-name="Nom_20_Technique">a.out</text:span>,</text:p>
      <text:p text:style-name="P5">Un thread est une fonction écrite en <text:span text:style-name="Nom_20_propre">C</text:span>, qu'une primitive <text:span text:style-name="Nom_20_Technique">pthread_create</text:span> transforme en une entité de programme autonome qui possède son propre espace mémoire, les variables locales de la fonction. Les variables globales du processus sont partagées par tous les threads du processus. La fonction <text:span text:style-name="Nom_20_Technique">main()</text:span> joue le rôle du thread principal exécuté dès la création du processus et qui prend en charge la création des autres threads. Le programme qui suit est un exemple élémentaire de processus Linux qui crée un thread.</text:p>
      <text:p text:style-name="Programmation_20_Titre">unpremierthread.c</text:p>
      <text:list xml:id="list1572963622" text:style-name="Numbering_20_1">
        <text:list-item>
          <text:p text:style-name="P10">/*</text:p>
        </text:list-item>
        <text:list-item>
          <text:p text:style-name="P10"><text:s/>* programme unpremierthread.c</text:p>
        </text:list-item>
        <text:list-item>
          <text:p text:style-name="P10"><text:s/>*/</text:p>
        </text:list-item>
        <text:list-item>
          <text:p text:style-name="P10"/>
        </text:list-item>
        <text:list-item>
          <text:p text:style-name="Programmation"><text:span text:style-name="T12">#include</text:span><text:span text:style-name="T4"> </text:span><text:span text:style-name="T13">&lt;time.h&gt;</text:span></text:p>
        </text:list-item>
        <text:list-item>
          <text:p text:style-name="Programmation"><text:span text:style-name="T12">#include</text:span><text:span text:style-name="T4"> </text:span><text:span text:style-name="T13">&lt;pthread.h&gt;</text:span></text:p>
        </text:list-item>
        <text:list-item>
          <text:p text:style-name="Programmation"><text:span text:style-name="T12">#include</text:span><text:span text:style-name="T4"> </text:span><text:span text:style-name="T13">&lt;stdio.h&gt;</text:span></text:p>
        </text:list-item>
        <text:list-item>
          <text:p text:style-name="Programmation"><text:span text:style-name="T12">#include</text:span><text:span text:style-name="T4"> </text:span><text:span text:style-name="T13">&lt;stdlib.h&gt;</text:span></text:p>
        </text:list-item>
        <text:list-item>
          <text:p text:style-name="Programmation"><text:span text:style-name="T12"/></text:p>
        </text:list-item>
        <text:list-item>
          <text:p text:style-name="P10">/*</text:p>
        </text:list-item>
        <text:list-item>
          <text:p text:style-name="P10"><text:s/>* La fonction leThread contient le code du thread</text:p>
        </text:list-item>
        <text:list-item>
          <text:p text:style-name="P10"><text:s/>*/</text:p>
        </text:list-item>
        <text:list-item>
          <text:p text:style-name="Programmation"><text:span text:style-name="T14">void</text:span><text:span text:style-name="T4"> </text:span><text:span text:style-name="T21">*</text:span><text:span text:style-name="T4"> </text:span><text:span text:style-name="T22">leThread</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printf(</text:span><text:span text:style-name="T23">"=========================</text:span><text:span text:style-name="T24">\n</text:span><text:span text:style-name="T23">"</text:span><text:span text:style-name="T4">);</text:span></text:p>
        </text:list-item>
        <text:list-item>
          <text:p text:style-name="Programmation"><text:span text:style-name="T4"><text:s text:c="4"/>printf(</text:span><text:span text:style-name="T23">"Execution du thread %s</text:span><text:span text:style-name="T24">\n</text:span><text:span text:style-name="T23">"</text:span><text:span text:style-name="T4">,(</text:span><text:span text:style-name="T14">char</text:span><text:span text:style-name="T4"> </text:span><text:span text:style-name="T21">*</text:span><text:span text:style-name="T4">)arg);</text:span></text:p>
        </text:list-item>
        <text:list-item>
          <text:p text:style-name="Programmation"><text:span text:style-name="T4"><text:s text:c="4"/>printf(</text:span><text:span text:style-name="T23">"=========================</text:span><text:span text:style-name="T24">\n</text:span><text:span text:style-name="T23">"</text:span><text:span text:style-name="T4">);</text:span></text:p>
        </text:list-item>
        <text:list-item>
          <text:p text:style-name="Programmation"><text:span text:style-name="T4"><text:s text:c="4"/>pthread_exit(</text:span><text:span text:style-name="T26">NULL</text:span><text:span text:style-name="T4">);</text:span></text:p>
        </text:list-item>
        <text:list-item>
          <text:p text:style-name="P14">}</text:p>
        </text:list-item>
        <text:list-item>
          <text:p text:style-name="P14"/>
        </text:list-item>
        <text:list-item>
          <text:p text:style-name="Programmation"><text:span text:style-name="T15">int</text:span><text:span text:style-name="T5"> </text:span><text:span text:style-name="T22">main</text:span><text:span text:style-name="T4">()</text:span></text:p>
        </text:list-item>
        <text:list-item>
          <text:p text:style-name="P14">{</text:p>
        </text:list-item>
        <text:list-item>
          <text:p text:style-name="Programmation"><text:span text:style-name="T4"><text:s text:c="4"/>pthread_t th1; </text:span><text:span text:style-name="T13">/* Un descripteur de thread */</text:span></text:p>
        </text:list-item>
        <text:list-item>
          <text:p text:style-name="P9"><text:span text:style-name="T4"><text:s text:c="4"/></text:span><text:span text:style-name="T26">if</text:span><text:span text:style-name="T4"> (pthread_create (</text:span><text:span text:style-name="T21">&amp;</text:span><text:span text:style-name="T4">th1, </text:span><text:span text:style-name="T26">NULL</text:span><text:span text:style-name="T4">, leThread , </text:span><text:span text:style-name="T23">"Premier THREAD"</text:span><text:span text:style-name="T4">)) </text:span><text:span text:style-name="T5">{</text:span></text:p>
        </text:list-item>
        <text:list-item>
          <text:p text:style-name="P9"><text:span text:style-name="T4"><text:s text:c="8"/>perror(</text:span><text:span text:style-name="T23">"Creation thread probleme</text:span><text:span text:style-name="T24">\n</text:span><text:span text:style-name="T23">"</text:span><text:span text:style-name="T4">);</text:span></text:p>
        </text:list-item>
        <text:list-item>
          <text:p text:style-name="Programmation"><text:span text:style-name="T4"><text:s text:c="8"/>exit(</text:span><text:span text:style-name="T21">2</text:span><text:span text:style-name="T4">);</text:span></text:p>
        </text:list-item>
        <text:list-item>
          <text:p text:style-name="Programmation"><text:soft-page-break/><text:span text:style-name="T4"><text:s text:c="4"/>}</text:span></text:p>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8"/>exit(</text:span><text:span text:style-name="T21">0</text:span><text:span text:style-name="T4">);</text:span></text:p>
        </text:list-item>
        <text:list-item>
          <text:p text:style-name="P9"><text:span text:style-name="T4"><text:s text:c="4"/>}</text:span></text:p>
        </text:list-item>
        <text:list-item>
          <text:p text:style-name="P9"><text:span text:style-name="T4"/></text:p>
        </text:list-item>
        <text:list-item>
          <text:p text:style-name="P9"><text:span text:style-name="T4"><text:s text:c="4"/></text:span><text:span text:style-name="T27">return</text:span><text:span text:style-name="T7"> EXIT_SUCCESS;</text:span></text:p>
        </text:list-item>
        <text:list-item>
          <text:p text:style-name="P9"><text:span text:style-name="T2">}</text:span></text:p>
        </text:list-item>
      </text:list>
      <text:p text:style-name="P5">Pour réaliser correctement l'édition de liens, il faut mentionner la bibliothèque des threads via l'option : <text:span text:style-name="Nom_20_Technique">-</text:span><text:span text:style-name="Nom_20_Technique"><text:span text:style-name="T3">l</text:span></text:span><text:span text:style-name="Nom_20_Technique">pthread</text:span>.</text:p>
      <text:p text:style-name="P37">$ <text:span text:style-name="T3">g</text:span>cc -<text:span text:style-name="T3">o unpremierthread </text:span>unpremierthread.c -<text:span text:style-name="T3">Wall </text:span>-<text:span text:style-name="T3">l</text:span>pthread</text:p>
      <text:p text:style-name="P37">$ ./unpremierthread</text:p>
      <text:p text:style-name="Console">=========================</text:p>
      <text:p text:style-name="Console">Execution du thread Premier THREAD</text:p>
      <text:p text:style-name="Console">=========================</text:p>
      <text:p text:style-name="Console">Le thread est termin<text:span text:style-name="T3">e</text:span></text:p>
      <text:p text:style-name="P5">Le fichier qu'il faut inclure pour manipuler des threads :</text:p>
      <text:p text:style-name="P33"><text:span text:style-name="T12">#include</text:span><text:span text:style-name="T4"> </text:span><text:span text:style-name="T13">&lt;pthread.h&gt;</text:span></text:p>
      <text:h text:style-name="Heading_20_3" text:outline-level="3">La déclaration (prototype) d'un thread</text:h>
      <text:p text:style-name="P5">Le thread est implémenté par une fonction à laquelle on passe l'adresse d'une zone qui, si elle est différente de <text:span text:style-name="Nom_20_Technique">NULL</text:span>, contient des paramètres passés au thread (cf. <text:span text:style-name="Nom_20_Technique">pthread_create</text:span>)</text:p>
      <text:p text:style-name="P33"><text:span text:style-name="T14">void</text:span><text:span text:style-name="T4"> </text:span><text:span text:style-name="T21">*</text:span><text:span text:style-name="T4"> leThread(</text:span><text:span text:style-name="T14">void</text:span><text:span text:style-name="T4"> </text:span><text:span text:style-name="T21">*</text:span><text:span text:style-name="T4"> arg);</text:span></text:p>
      <text:p text:style-name="P33"><text:span text:style-name="T4">pthread_create (</text:span><text:span text:style-name="T21">&amp;</text:span><text:span text:style-name="T4">th1, </text:span><text:span text:style-name="T26">NULL</text:span><text:span text:style-name="T4">, leThread , </text:span><text:span text:style-name="T23">"Premier THREAD"</text:span><text:span text:style-name="T4">);</text:span></text:p>
      <text:p text:style-name="P5">Le thread peut aussi renvoyer des résultats. L'adresse renvoyée par la fonction <text:span text:style-name="Nom_20_Technique">pthread_exit </text:span>peut être récupérée p<text:span text:style-name="T29">1</text:span>ar la fonction <text:span text:style-name="Nom_20_Technique">pthread_join</text:span>.</text:p>
      <text:p text:style-name="P33"><text:span text:style-name="T4">pthread_exit(</text:span><text:span text:style-name="T26">NULL</text:span><text:span text:style-name="T4">);</text:span></text:p>
      <text:p text:style-name="P33"><text:span text:style-name="T4">pthread_join(th1,</text:span><text:span text:style-name="T26">NULL</text:span><text:span text:style-name="T4">);</text:span></text:p>
      <text:h text:style-name="Heading_20_3" text:outline-level="3">La création d'un thread</text:h>
      <text:p text:style-name="P5">La création d'un thread se fait avec la fonction <text:span text:style-name="Nom_20_Technique">pthread_create</text:span> dont le principal argument est l'adresse de la fonction qui implémente le thread.</text:p>
      <text:p text:style-name="P33"><text:span text:style-name="T14">void</text:span><text:span text:style-name="T21">*</text:span><text:span text:style-name="T4"> </text:span><text:span text:style-name="T22">leThread</text:span><text:span text:style-name="T4">(</text:span><text:span text:style-name="T14">void</text:span><text:span text:style-name="T4"> </text:span><text:span text:style-name="T21">*</text:span><text:span text:style-name="T4"> arg);</text:span></text:p>
      <text:p text:style-name="P33"><text:span text:style-name="T4">pthread_t th1; </text:span><text:span text:style-name="T13">/* Un descripteur de thread */</text:span></text:p>
      <text:p text:style-name="P33"><text:span text:style-name="T4">pthread_create (</text:span><text:span text:style-name="T21">&amp;</text:span><text:span text:style-name="T4">th1, </text:span><text:span text:style-name="T26">NULL</text:span><text:span text:style-name="T4">, leThread , </text:span><text:span text:style-name="T23">"Premier THREAD"</text:span><text:span text:style-name="T4">);</text:span></text:p>
      <text:h text:style-name="Heading_20_3" text:outline-level="3"><text:soft-page-break/>L'attente de la fin d'un thread</text:h>
      <text:p text:style-name="P5">Dans le thread qui a exécuté p<text:span text:style-name="Nom_20_Technique">thread_create</text:span> on peut attendre la fin du thread fils grâce à la fonction <text:span text:style-name="Nom_20_Technique">pthread_join</text:span>.</text:p>
      <text:p text:style-name="P33"><text:span text:style-name="T26">if</text:span><text:span text:style-name="T4"> (</text:span><text:span text:style-name="T21">!</text:span><text:span text:style-name="T4">pthread_join(th1,</text:span><text:span text:style-name="T26">NULL</text:span><text:span text:style-name="T4">)) {</text:span></text:p>
      <text:p text:style-name="P33"><text:span text:style-name="T4"><text:s text:c="4"/>printf(</text:span><text:span text:style-name="T23">"Le thread est termine</text:span><text:span text:style-name="T24">\n</text:span><text:span text:style-name="T23">"</text:span><text:span text:style-name="T4">);</text:span></text:p>
      <text:h text:style-name="Heading_20_2" text:outline-level="2">Le partage des données globales</text:h>
      <text:p text:style-name="Programmation_20_Titre">deuxthreadpartagedonnee.c</text:p>
      <text:list xml:id="list3359948381753" text:continue-list="list1572963622" text:style-name="Numbering_20_1">
        <text:list-item text:start-value="1">
          <text:p text:style-name="P10">/*</text:p>
        </text:list-item>
        <text:list-item>
          <text:p text:style-name="P10"><text:s/>* programme deuxthreadsenpartagedonnee.c</text:p>
        </text:list-item>
        <text:list-item>
          <text:p text:style-name="P10"><text:s/>* Ce programme crée un processus qui execute deux threads</text:p>
        </text:list-item>
        <text:list-item>
          <text:p text:style-name="P10"><text:s/>*/</text:p>
        </text:list-item>
        <text:list-item>
          <text:p text:style-name="P14"/>
        </text:list-item>
        <text:list-item>
          <text:p text:style-name="Programmation"><text:span text:style-name="T12">#include</text:span><text:span text:style-name="T4"> </text:span><text:span text:style-name="T13">&lt;stdlib.h&gt;</text:span></text:p>
        </text:list-item>
        <text:list-item>
          <text:p text:style-name="Programmation"><text:span text:style-name="T12">#include</text:span><text:span text:style-name="T4"> </text:span><text:span text:style-name="T13">&lt;stdio.h&gt;</text:span></text:p>
        </text:list-item>
        <text:list-item>
          <text:p text:style-name="Programmation"><text:span text:style-name="T12">#include</text:span><text:span text:style-name="T4"> </text:span><text:span text:style-name="T13">&lt;time.h&gt;</text:span></text:p>
        </text:list-item>
        <text:list-item>
          <text:p text:style-name="Programmation"><text:span text:style-name="T12">#include</text:span><text:span text:style-name="T4"> </text:span><text:span text:style-name="T13">&lt;pthread.h&gt;</text:span></text:p>
        </text:list-item>
        <text:list-item>
          <text:p text:style-name="P14"/>
        </text:list-item>
        <text:list-item>
          <text:p text:style-name="P10">/* Les deux threads */</text:p>
        </text:list-item>
        <text:list-item>
          <text:p text:style-name="Programmation"><text:span text:style-name="T4">pthread_t th1,th2;</text:span></text:p>
        </text:list-item>
        <text:list-item>
          <text:p text:style-name="P14"/>
        </text:list-item>
        <text:list-item>
          <text:p text:style-name="P10">/* La donnee partagee sans exclusion mutuelle */</text:p>
        </text:list-item>
        <text:list-item>
          <text:p text:style-name="Programmation"><text:span text:style-name="T14">int</text:span><text:span text:style-name="T4"> donnee_critique;</text:span></text:p>
        </text:list-item>
        <text:list-item>
          <text:p text:style-name="P14"/>
        </text:list-item>
        <text:list-item>
          <text:p text:style-name="P10">/* La structure pour attendre n nano secondes */</text:p>
        </text:list-item>
        <text:list-item>
          <text:p text:style-name="Programmation"><text:span text:style-name="T26">struct</text:span><text:span text:style-name="T4"> timespec attente </text:span><text:span text:style-name="T21">=</text:span><text:span text:style-name="T4"> {</text:span><text:span text:style-name="T21">0</text:span><text:span text:style-name="T4">,} ;</text:span></text:p>
        </text:list-item>
        <text:list-item>
          <text:p text:style-name="P14"/>
        </text:list-item>
        <text:list-item>
          <text:p text:style-name="P10">/*</text:p>
        </text:list-item>
        <text:list-item>
          <text:p text:style-name="P10"><text:s/>* La fonction laThread contient le code du module</text:p>
        </text:list-item>
        <text:list-item>
          <text:p text:style-name="P10"><text:s/>*/</text:p>
        </text:list-item>
        <text:list-item>
          <text:p text:style-name="Programmation"><text:span text:style-name="T14">void</text:span><text:span text:style-name="T4"> </text:span><text:span text:style-name="T21">*</text:span><text:span text:style-name="T4"> </text:span><text:span text:style-name="T22">laThread</text:span><text:span text:style-name="T4">(</text:span><text:span text:style-name="T14">void</text:span><text:span text:style-name="T4"> </text:span><text:span text:style-name="T21">*</text:span><text:span text:style-name="T4"> arg)</text:span></text:p>
        </text:list-item>
        <text:list-item>
          <text:p text:style-name="P15">{</text:p>
        </text:list-item>
        <text:list-item>
          <text:p text:style-name="P25"><text:span text:style-name="T4"><text:s text:c="4"/></text:span><text:span text:style-name="T14">int</text:span><text:span text:style-name="T4"> i;</text:span></text:p>
        </text:list-item>
        <text:list-item>
          <text:p text:style-name="Programmation"><text:span text:style-name="T4"><text:s text:c="4"/></text:span><text:span text:style-name="T14">char</text:span><text:span text:style-name="T4"> </text:span><text:span text:style-name="T21">*</text:span><text:span text:style-name="T4">ch;</text:span></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text:span><text:span text:style-name="T14">long</text:span><text:span text:style-name="T4"> nbNano;</text:span></text:p>
        </text:list-item>
        <text:list-item>
          <text:p text:style-name="P15"><text:s text:c="4"/></text:p>
        </text:list-item>
        <text:list-item>
          <text:p text:style-name="P25"><text:span text:style-name="T4"><text:s text:c="4"/>ch </text:span><text:span text:style-name="T21">=</text:span><text:span text:style-name="T4"> (</text:span><text:span text:style-name="T14">char</text:span><text:span text:style-name="T21">*</text:span><text:span text:style-name="T4">) arg;</text:span></text:p>
        </text:list-item>
        <text:list-item>
          <text:p text:style-name="Programmation"><text:span text:style-name="T4"><text:s text:c="4"/></text:span><text:span text:style-name="T26">for</text:span><text:span text:style-name="T4"> (i </text:span><text:span text:style-name="T21">=</text:span><text:span text:style-name="T4"> </text:span><text:span text:style-name="T21">1</text:span><text:span text:style-name="T4">; i </text:span><text:span text:style-name="T21">&lt;=</text:span><text:span text:style-name="T4"> </text:span><text:span text:style-name="T21">10</text:span><text:span text:style-name="T4">;i</text:span><text:span text:style-name="T21">++</text:span><text:span text:style-name="T4">) {</text:span></text:p>
        </text:list-item>
        <text:list-item>
          <text:p text:style-name="Programmation"><text:span text:style-name="T4"><text:s text:c="8"/></text:span><text:span text:style-name="T26">if</text:span><text:span text:style-name="T4"> ( ch[</text:span><text:span text:style-name="T21">0</text:span><text:span text:style-name="T4">] </text:span><text:span text:style-name="T21">==</text:span><text:span text:style-name="T4"> </text:span><text:span text:style-name="T23">'1'</text:span><text:span text:style-name="T4"> ) {</text:span></text:p>
        </text:list-item>
        <text:list-item>
          <text:p text:style-name="Programmation"><text:span text:style-name="T4"><text:s text:c="12"/>donnee_critique</text:span><text:span text:style-name="T21">++</text:span><text:span text:style-name="T4">;</text:span></text:p>
        </text:list-item>
        <text:list-item>
          <text:p text:style-name="P25"><text:span text:style-name="T4"><text:s text:c="8"/>}</text:span></text:p>
        </text:list-item>
        <text:list-item>
          <text:p text:style-name="P25"><text:span text:style-name="T4"><text:s text:c="8"/></text:span><text:span text:style-name="T26">else</text:span><text:span text:style-name="T4"> {</text:span></text:p>
        </text:list-item>
        <text:list-item>
          <text:p text:style-name="Programmation"><text:span text:style-name="T4"><text:s text:c="12"/>donnee_critique­­;</text:span></text:p>
        </text:list-item>
        <text:list-item>
          <text:p text:style-name="Programmation"><text:span text:style-name="T4"><text:s text:c="8"/>}</text:span></text:p>
        </text:list-item>
        <text:list-item>
          <text:p text:style-name="P15"><text:s text:c="8"/></text:p>
        </text:list-item>
        <text:list-item>
          <text:p text:style-name="P25"><text:span text:style-name="T4"><text:s text:c="8"/>printf(</text:span><text:span text:style-name="T23">"Donnee critique apres modif du thread %c: %5d</text:span><text:span text:style-name="T24">\n</text:span><text:span text:style-name="T23">"</text:span><text:span text:style-name="T4">,</text:span></text:p>
        </text:list-item>
        <text:list-item>
          <text:p text:style-name="P25"><text:span text:style-name="T4"><text:s text:c="12"/>ch[</text:span><text:span text:style-name="T21">0</text:span><text:span text:style-name="T4">],donnee_critique);</text:span></text:p>
        </text:list-item>
        <text:list-item>
          <text:p text:style-name="Programmation"><text:span text:style-name="T4"><text:s text:c="8"/>nbNano</text:span><text:span text:style-name="T21">=</text:span><text:span text:style-name="T4">rand();</text:span></text:p>
        </text:list-item>
        <text:list-item>
          <text:p text:style-name="Programmation"><text:span text:style-name="T4"><text:s text:c="8"/>attente.tv_nsec</text:span><text:span text:style-name="T21">=</text:span><text:span text:style-name="T4">nbNano;</text:span></text:p>
        </text:list-item>
        <text:list-item>
          <text:p text:style-name="Programmation"><text:span text:style-name="T4"><text:s text:c="8"/>nanosleep(</text:span><text:span text:style-name="T21">&amp;</text:span><text:span text:style-name="T4">attente,</text:span><text:span text:style-name="T26">NULL</text:span><text:span text:style-name="T4">);</text:span></text:p>
        </text:list-item>
        <text:list-item>
          <text:p text:style-name="Programmation"><text:span text:style-name="T4"><text:s text:c="4"/>}</text:span></text:p>
        </text:list-item>
        <text:list-item>
          <text:p text:style-name="Programmation"><text:span text:style-name="T4"><text:s text:c="4"/></text:span><text:span text:style-name="T26">return</text:span><text:span text:style-name="T4"> (</text:span><text:span text:style-name="T14">void</text:span><text:span text:style-name="T4"> </text:span><text:span text:style-name="T21">*</text:span><text:span text:style-name="T4">)</text:span><text:span text:style-name="T21">0</text:span><text:span text:style-name="T4">;</text:span></text:p>
        </text:list-item>
        <text:list-item>
          <text:p text:style-name="P14">}</text:p>
        </text:list-item>
        <text:list-item>
          <text:p text:style-name="P14"><text:soft-page-break/></text:p>
        </text:list-item>
        <text:list-item>
          <text:p text:style-name="Programmation"><text:span text:style-name="T16">int</text:span><text:span text:style-name="T6"> </text:span><text:span text:style-name="T22">main</text:span><text:span text:style-name="T4">()</text:span></text:p>
        </text:list-item>
        <text:list-item>
          <text:p text:style-name="P14">{</text:p>
        </text:list-item>
        <text:list-item>
          <text:p text:style-name="Programmation"><text:span text:style-name="T4"><text:s text:c="4"/>srand(time(</text:span><text:span text:style-name="T26">NULL</text:span><text:span text:style-name="T4">));</text:span></text:p>
        </text:list-item>
        <text:list-item>
          <text:p text:style-name="Programmation"><text:span text:style-name="T4"><text:s text:c="4"/></text:span><text:span text:style-name="T13">/* creation du premier thread */</text:span></text:p>
        </text:list-item>
        <text:list-item>
          <text:p text:style-name="Programmation"><text:span text:style-name="T4"><text:s text:c="4"/></text:span><text:span text:style-name="T26">if</text:span><text:span text:style-name="T4"> ( pthread_create(</text:span><text:span text:style-name="T21">&amp;</text:span><text:span text:style-name="T4">th1,</text:span><text:span text:style-name="T26">NULL</text:span><text:span text:style-name="T4">,laThread,</text:span><text:span text:style-name="T23">"1"</text:span><text:span text:style-name="T4">)) {</text:span></text:p>
        </text:list-item>
        <text:list-item>
          <text:p text:style-name="Programmation"><text:span text:style-name="T4"><text:s text:c="8"/>printf(</text:span><text:span text:style-name="T23">"erreur de creation du premier thread</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1</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13">/* creation du deuxième thread */</text:span></text:p>
          <text:list>
            <text:list-item>
              <text:list>
                <text:list-item>
                  <text:list>
                    <text:list-item>
                      <text:list>
                        <text:list-item>
                          <text:p text:style-name="Programmation"><text:span text:style-name="T4"><text:s text:c="4"/></text:span><text:span text:style-name="T26">if</text:span><text:span text:style-name="T4"> ( pthread_create(</text:span><text:span text:style-name="T21">&amp;</text:span><text:span text:style-name="T4">th2,</text:span><text:span text:style-name="T26">NULL</text:span><text:span text:style-name="T4">,laThread,</text:span><text:span text:style-name="T23">"2"</text:span><text:span text:style-name="T4">)</text:span><text:span text:style-name="T6">) </text:span><text:span text:style-name="T4">{</text:span></text:p>
                        </text:list-item>
                      </text:list>
                    </text:list-item>
                  </text:list>
                </text:list-item>
              </text:list>
            </text:list-item>
          </text:list>
        </text:list-item>
        <text:list-item>
          <text:p text:style-name="Programmation"><text:span text:style-name="T4"><text:s text:c="8"/>printf(</text:span><text:span text:style-name="T23">"erreur de création du second thread</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1</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2,</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4"/>}</text:span></text:p>
        </text:list-item>
        <text:list-item>
          <text:p text:style-name="Programmation"><text:span text:style-name="T4"/></text:p>
        </text:list-item>
        <text:list-item>
          <text:p text:style-name="P26"><text:span text:style-name="T4"><text:s text:c="4"/></text:span><text:span text:style-name="T27">return</text:span><text:span text:style-name="T7"> EXIT_SUCCESS;</text:span></text:p>
        </text:list-item>
        <text:list-item>
          <text:p text:style-name="P16">}</text:p>
        </text:list-item>
      </text:list>
      <text:p text:style-name="Text_20_body">Les résultats :</text:p>
      <text:p text:style-name="P5">$ a.out</text:p>
      <text:p text:style-name="Console">Donnee critique apres modif du thread 1: 1</text:p>
      <text:p text:style-name="Console">Donnee critique apres modif du thread 1: 1</text:p>
      <text:p text:style-name="Console">Donnee critique apres modif du thread 2: 0</text:p>
      <text:p text:style-name="Console">Donnee critique apres modif du thread 2: 0</text:p>
      <text:p text:style-name="Console">Donnee critique apres modif du thread 2: -1</text:p>
      <text:p text:style-name="Console">Donnee critique apres modif du thread 1: 0</text:p>
      <text:p text:style-name="Console">Donnee critique apres modif du thread 1: 1</text:p>
      <text:p text:style-name="Console">Donnee critique apres modif du thread 1: 2</text:p>
      <text:p text:style-name="Console">Donnee critique apres modif du thread 1: 3</text:p>
      <text:p text:style-name="Console">...</text:p>
      <text:p text:style-name="P38">Le thread est termine</text:p>
      <text:p text:style-name="P38"><text:span text:style-name="T2">Le thread est termine</text:span></text:p>
      <text:p text:style-name="P5">Ce programme requiert peu de commentaires. Il crée deux threads, instances d'une même fonction.</text:p>
      <text:p text:style-name="P5">Les deux threads qui s'exécutent bien entendu en parallèle, accèdent concurremment à la même variable globale <text:span text:style-name="Nom_20_Technique">donnee_critique</text:span> que l'une incrémente et l'autre décrémente. Nous ne nous intéressons pas pour l'instant à la fonction <text:span text:style-name="Nom_20_Technique">nanosleep</text:span> qui permet de suspendre l'exécution d'un thread de façon beaucoup plus fine que la fonction <text:span text:style-name="Nom_20_Technique">sleep</text:span>. L'accès à la donnée n'est pas protégée.</text:p>
      <text:p text:style-name="P5">Nous traiterons plus loin les primitives de synchronisation qui permettent de mettre en <text:soft-page-break/>œuvre l'exclusion mutuelle.</text:p>
      <text:h text:style-name="Heading_20_2" text:outline-level="2">Les attributs d'un thread et les primitives associées</text:h>
      <text:h text:style-name="Heading_20_3" text:outline-level="3">Les attributs d'un thread</text:h>
      <text:p text:style-name="P5">Un thread possède un ensemble d'attributs que plusieurs fonctions de l'API permettent de visualiser ou de modifier. Les attributs sont les suivants :</text:p>
      <text:p text:style-name="P5"><text:span text:style-name="Nom_20_Technique">detachstate</text:span></text:p>
      <text:p text:style-name="P5">Cet attribut peut avoir la valeur <text:span text:style-name="Nom_20_Technique">PTHREAD_CREATE_JOINABLE</text:span> si le thread est synchronisé sur la fin de son exécution avec celui qui l'a créé ou <text:span text:style-name="Nom_20_Technique">PTHREAD_CREATE_DETACHED</text:span> si le thread est détaché.</text:p>
      <text:p text:style-name="P5"><text:span text:style-name="Nom_20_Technique">schedpolicy</text:span></text:p>
      <text:p text:style-name="P5">Cet attribut peut avoir la valeur <text:span text:style-name="Nom_20_Technique">SCHED_OTHER</text:span>, <text:span text:style-name="Nom_20_Technique">SCHED_RR </text:span>ou <text:span text:style-name="Nom_20_Technique">SCHED_FIFO</text:span>. La valeur par défaut, <text:span text:style-name="Nom_20_Technique">SCHED_OTHER</text:span>, désigne un thread normal, temps partagé. La valeur <text:span text:style-name="Nom_20_Technique">SCHED_RR</text:span> désigne un thread temps réel, l'ordonnancement est alors selon le mode "round robbin". La valeur <text:span text:style-name="Nom_20_Technique">SCHED_FIFO</text:span> désigne une thread temps réel selon le mode <text:span text:style-name="Nom_20_Technique">FIFO</text:span>.</text:p>
      <text:p text:style-name="P5"><text:span text:style-name="Nom_20_Technique">schedparam</text:span></text:p>
      <text:p text:style-name="P5">Cet attribut contient les paramètres d'ordonnancement, principalement la priorité. Sa valeur par défaut est 0. Cet attribut n'est significatif que si l'attribut <text:span text:style-name="Nom_20_Technique">schedpolicy</text:span> est <text:span text:style-name="Nom_20_Technique">SCHED_RR</text:span> ou <text:span text:style-name="Nom_20_Technique">SCHED_FIFO</text:span>, pour le temps réel.</text:p>
      <text:p text:style-name="P5"><text:span text:style-name="Nom_20_Technique">inheritsched</text:span></text:p>
      <text:p text:style-name="P5">Cet attribut dit si les attributs <text:span text:style-name="Nom_20_Technique">schedpolicy</text:span> et <text:span text:style-name="Nom_20_Technique">schedparam</text:span> sont déterminées par le thread qui vient d'être créé ou hérités de son parent.</text:p>
      <text:p text:style-name="P5"><text:span text:style-name="Nom_20_Technique">scope</text:span></text:p>
      <text:p text:style-name="P5">Cet attribut précise si le thread, via sa priorité, est en compétition avec les autres processus du système (<text:span text:style-name="Nom_20_Technique">PTHREAD_SCOPE_SYSTEM</text:span>) ou si elle est en compétition avec les autres threads du processus auquel elle appartient (<text:span text:style-name="Nom_20_Technique">PTHREAD_SCOPE_PROCESS</text:span>).</text:p>
      <text:p text:style-name="P5">Les primitives de gestion des attributs La structure <text:span text:style-name="Nom_20_Technique">pthread_attr_t</text:span> définit les attributs du thread.</text:p>
      <text:p text:style-name="P30">struct</text:p>
      <text:p text:style-name="P24">{</text:p>
      <text:p text:style-name="P33"><text:span text:style-name="T4"><text:s text:c="4"/></text:span><text:span text:style-name="T14">int</text:span><text:span text:style-name="T4"> detachstate;</text:span></text:p>
      <text:p text:style-name="P33"><text:span text:style-name="T4"><text:s text:c="4"/></text:span><text:span text:style-name="T14">int</text:span><text:span text:style-name="T4"> schedpolicy;</text:span></text:p>
      <text:p text:style-name="P33"><text:span text:style-name="T4"><text:s text:c="4"/></text:span><text:span text:style-name="T26">struct</text:span><text:span text:style-name="T4"> sched_param schedparam;</text:span></text:p>
      <text:p text:style-name="P33"><text:span text:style-name="T4"><text:s text:c="4"/></text:span><text:span text:style-name="T14">int</text:span><text:span text:style-name="T4"> inheritsched;</text:span></text:p>
      <text:p text:style-name="P33"><text:span text:style-name="T4"><text:s text:c="4"/></text:span><text:span text:style-name="T14">int</text:span><text:span text:style-name="T4"> scope;</text:span></text:p>
      <text:p text:style-name="P33"><text:span text:style-name="T4">} pthread_attr_t;</text:span></text:p>
      <text:p text:style-name="Text_20_body">Les primitives qui manipulent cette structure sont <text:span text:style-name="Nom_20_Technique">pthread_attr_destroy</text:span> qui détruit les <text:soft-page-break/>attributs et <text:span text:style-name="Nom_20_Technique"><text:span text:style-name="T2">pthread_attr_init</text:span></text:span><text:span text:style-name="T2"> qui les initialise.</text:span></text:p>
      <text:p text:style-name="P33"><text:span text:style-name="T14">int</text:span><text:span text:style-name="T4"> </text:span><text:span text:style-name="T22">pthread_attr_destroy</text:span><text:span text:style-name="T4">(pthread_attr_t </text:span><text:span text:style-name="T21">*</text:span><text:span text:style-name="T4">attr);</text:span></text:p>
      <text:p text:style-name="P33"><text:span text:style-name="T14">int</text:span><text:span text:style-name="T4"> </text:span><text:span text:style-name="T22">pthread_attr_init</text:span><text:span text:style-name="T4">(pthread_attr_t </text:span><text:span text:style-name="T21">*</text:span><text:span text:style-name="T4">attr);</text:span></text:p>
      <text:p text:style-name="Text_20_body">Les attributs peuvent aussi être écrits ou lus individuellement par les primitives appropriées. La <text:span text:style-name="T2">forme des fonctions est toujours la même et la forme générique qui suit donne les arguments de la grande majorité des fonctions :</text:span></text:p>
      <text:p text:style-name="P33"><text:span text:style-name="T14">int</text:span><text:span text:style-name="T4"> pthread_attr_set</text:span><text:span text:style-name="T21">&lt;</text:span><text:span text:style-name="T4">attributduthread</text:span><text:span text:style-name="T21">&gt;</text:span><text:span text:style-name="T4"> (pthread_attr_t </text:span><text:span text:style-name="T21">*</text:span><text:span text:style-name="T4">attr, </text:span><text:span text:style-name="T14">int</text:span><text:span text:style-name="T4"> </text:span><text:span text:style-name="T21">&lt;</text:span><text:span text:style-name="T4">étatduthread</text:span><text:span text:style-name="T21">&gt;</text:span><text:span text:style-name="T4">);</text:span></text:p>
      <text:p text:style-name="P33"><text:span text:style-name="T14">int</text:span><text:span text:style-name="T4"> pthread_attr_get</text:span><text:span text:style-name="T21">&lt;</text:span><text:span text:style-name="T4">attributduthread</text:span><text:span text:style-name="T21">&gt;</text:span><text:span text:style-name="T4"> (</text:span><text:span text:style-name="T26">const</text:span><text:span text:style-name="T4"> pthread_attr_t </text:span><text:span text:style-name="T21">*</text:span><text:span text:style-name="T4">attr, </text:span><text:span text:style-name="T14">int</text:span><text:span text:style-name="T4"> </text:span><text:span text:style-name="T21">*&lt;</text:span><text:span text:style-name="T4">étatduthread</text:span><text:span text:style-name="T21">&gt;</text:span><text:span text:style-name="T4">);</text:span></text:p>
      <text:p text:style-name="Text_20_body">Vous aurez ainsi les primitives <text:span text:style-name="Nom_20_Technique">pthread_attr_getschedpolicy</text:span> et <text:span text:style-name="Nom_20_Technique">pthread_attr_setschedpolicy</text:span> pour <text:span text:style-name="T2">l'attribut </text:span><text:span text:style-name="Nom_20_Technique"><text:span text:style-name="T2">schedpolicy</text:span></text:span><text:span text:style-name="T2">.</text:span></text:p>
      <text:p text:style-name="P5">Primitives spécifiques pour l'ordonnancement des threads.</text:p>
      <text:p text:style-name="P5">Les primitives <text:span text:style-name="Nom_20_Technique">pthread_getschedparam</text:span> et <text:span text:style-name="Nom_20_Technique">pthread_setschedparam</text:span> permettent de lire ou de positionner les paramètres d'ordonnancement des threads. Pour les threads temps réel de type <text:span text:style-name="Nom_20_Technique">SCHED_FIFO</text:span> et <text:span text:style-name="Nom_20_Technique">SCHED_RR</text:span>, le seul paramètre significatif est celui qui permet de fixer la priorité du thread, l'attribut <text:span text:style-name="Nom_20_Technique">sched_priority</text:span>.</text:p>
      <text:list xml:id="list3359237954932" text:continue-list="list3359948381753" text:style-name="Numbering_20_1">
        <text:list-item text:start-value="1">
          <text:p text:style-name="Programmation"><text:span text:style-name="T14">int</text:span><text:span text:style-name="T4"> </text:span><text:span text:style-name="T22">pthread_getschedparam</text:span><text:span text:style-name="T4">(pthread_t </text:span><text:span text:style-name="T26">thread</text:span><text:span text:style-name="T4">, </text:span><text:span text:style-name="T14">int</text:span><text:span text:style-name="T4"> </text:span><text:span text:style-name="T21">*</text:span><text:span text:style-name="T26">restrict</text:span><text:span text:style-name="T4"> policy,</text:span></text:p>
        </text:list-item>
        <text:list-item>
          <text:p text:style-name="Programmation"><text:span text:style-name="T26">struct</text:span><text:span text:style-name="T4"> sched_param </text:span><text:span text:style-name="T21">*</text:span><text:span text:style-name="T26">restrict</text:span><text:span text:style-name="T4"> param);</text:span></text:p>
        </text:list-item>
        <text:list-item>
          <text:p text:style-name="Programmation"><text:span text:style-name="T14">int</text:span><text:span text:style-name="T4"> </text:span><text:span text:style-name="T22">pthread_setschedparam</text:span><text:span text:style-name="T4">(pthread_t </text:span><text:span text:style-name="T26">thread</text:span><text:span text:style-name="T4">, </text:span><text:span text:style-name="T14">int</text:span><text:span text:style-name="T4"> policy,</text:span></text:p>
        </text:list-item>
        <text:list-item>
          <text:p text:style-name="Programmation"><text:span text:style-name="T26">const</text:span><text:span text:style-name="T4"> </text:span><text:span text:style-name="T26">struct</text:span><text:span text:style-name="T4"> sched_param </text:span><text:span text:style-name="T21">*</text:span><text:span text:style-name="T4">param);</text:span></text:p>
        </text:list-item>
        <text:list-item>
          <text:p text:style-name="P14"/>
        </text:list-item>
        <text:list-item>
          <text:p text:style-name="P31"><text:span text:style-name="T14">void</text:span><text:span text:style-name="T4"> </text:span><text:span text:style-name="T21">*</text:span><text:span text:style-name="T4"> </text:span><text:span text:style-name="T22">laThread</text:span><text:span text:style-name="T4">(</text:span><text:span text:style-name="T14">void</text:span><text:span text:style-name="T4"> </text:span><text:span text:style-name="T21">*</text:span><text:span text:style-name="T4"> arg) {</text:span></text:p>
        </text:list-item>
        <text:list-item>
          <text:p text:style-name="P31"><text:span text:style-name="T4"><text:s text:c="4"/></text:span><text:span text:style-name="T14">int</text:span><text:span text:style-name="T4"> i;</text:span></text:p>
        </text:list-item>
        <text:list-item>
          <text:p text:style-name="Programmation"><text:span text:style-name="T4"><text:s text:c="4"/></text:span><text:span text:style-name="T14">char</text:span><text:span text:style-name="T4"> </text:span><text:span text:style-name="T21">*</text:span><text:span text:style-name="T4">ch;</text:span></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text:span><text:span text:style-name="T14">long</text:span><text:span text:style-name="T4"> nbNano;</text:span></text:p>
        </text:list-item>
        <text:list-item>
          <text:p text:style-name="Programmation"><text:span text:style-name="T4"><text:s text:c="4"/>ch </text:span><text:span text:style-name="T21">=</text:span><text:span text:style-name="T4"> (</text:span><text:span text:style-name="T14">char</text:span><text:span text:style-name="T21">*</text:span><text:span text:style-name="T4">) arg;</text:span></text:p>
        </text:list-item>
        <text:list-item>
          <text:p text:style-name="Programmation"><text:span text:style-name="T4"><text:s text:c="4"/>p.sched_priority </text:span><text:span text:style-name="T21">=</text:span><text:span text:style-name="T4"> </text:span><text:span text:style-name="T21">1</text:span><text:span text:style-name="T4">;</text:span></text:p>
        </text:list-item>
        <text:list-item>
          <text:p text:style-name="P14"/>
        </text:list-item>
        <text:list-item>
          <text:p text:style-name="Programmation"><text:span text:style-name="T4"><text:s text:c="4"/></text:span><text:span text:style-name="T13">/* Le thread positionne les parametres de son propre</text:span></text:p>
        </text:list-item>
        <text:list-item>
          <text:p text:style-name="P10"><text:s text:c="5"/>* ordonnancement en s'identifiant pthread_self()</text:p>
        </text:list-item>
        <text:list-item>
          <text:p text:style-name="P10"><text:s text:c="5"/>* Le type de thread est de type temps reel FIFO avec SCHED_FIFO</text:p>
        </text:list-item>
        <text:list-item>
          <text:p text:style-name="P10"><text:s text:c="5"/>* Les parametres d'ordonnancement sont definis dans la</text:p>
        </text:list-item>
        <text:list-item>
          <text:p text:style-name="P10"><text:s text:c="5"/>* structure p</text:p>
        </text:list-item>
        <text:list-item>
          <text:p text:style-name="P10"><text:s text:c="5"/>*/</text:p>
        </text:list-item>
        <text:list-item>
          <text:p text:style-name="Programmation"><text:s text:c="4"/>pthread_setschedparam (pthread_self(), SCHED_FIFO, &amp;p);</text:p>
        </text:list-item>
      </text:list>
      <text:h text:style-name="Heading_20_2" text:outline-level="2">Primitives de gestion de la vie d'un thread</text:h>
      <text:h text:style-name="Heading_20_3" text:outline-level="3">La primitive de création d'un thread</text:h>
      <text:p text:style-name="P5">La primitive <text:span text:style-name="Nom_20_Technique">pthread_create</text:span> crée un thread. Sa déclaration est la suivante :</text:p>
      <text:p text:style-name="P33"><text:span text:style-name="T14">int</text:span><text:span text:style-name="T4"> </text:span><text:span text:style-name="T22">pthread_create</text:span><text:span text:style-name="T4">(pthread_t </text:span><text:span text:style-name="T21">*</text:span><text:span text:style-name="T4"> </text:span><text:span text:style-name="T26">thread</text:span><text:span text:style-name="T4">, pthread_attr_t </text:span><text:span text:style-name="T21">*</text:span><text:span text:style-name="T4"> attr,</text:span></text:p>
      <text:p text:style-name="P33"><text:span text:style-name="T14">void</text:span><text:span text:style-name="T4"> </text:span><text:span text:style-name="T21">*</text:span><text:span text:style-name="T4"> (</text:span><text:span text:style-name="T21">*</text:span><text:span text:style-name="T4">start_routine)(</text:span><text:span text:style-name="T14">void</text:span><text:span text:style-name="T4"> </text:span><text:span text:style-name="T21">*</text:span><text:span text:style-name="T4">),</text:span></text:p>
      <text:p text:style-name="P33"><text:span text:style-name="T14">void</text:span><text:span text:style-name="T4"> </text:span><text:span text:style-name="T21">*</text:span><text:span text:style-name="T4"> arg);</text:span></text:p>
      <text:p text:style-name="Text_20_body"><text:soft-page-break/>La primitive <text:span text:style-name="Nom_20_Technique">pthread_create</text:span> crée un nouveau thread, l'argument <text:span text:style-name="Nom_20_Technique">attr</text:span> définit les attributs du thread <text:span text:style-name="T2">(ou </text:span><text:span text:style-name="Nom_20_Technique"><text:span text:style-name="T2">NULL</text:span></text:span><text:span text:style-name="T2">), l'argument </text:span><text:span text:style-name="Nom_20_Technique"><text:span text:style-name="T2">start_routine </text:span></text:span><text:span text:style-name="T2">définit la fonction </text:span><text:span text:style-name="Nom_20_propre"><text:span text:style-name="T2">C</text:span></text:span><text:span text:style-name="T2"> qui correspond au code du thread. Le dernier argument définit le premier argument de la fonction </text:span><text:span text:style-name="Nom_20_Technique"><text:span text:style-name="T2">start_routine</text:span></text:span><text:span text:style-name="T2">. Un thread se termine en exécutant la fonction </text:span><text:span text:style-name="Nom_20_Technique"><text:span text:style-name="T2">pthread_exit</text:span></text:span><text:span text:style-name="T2"> ou, implicitement, à la fin de la fonction.</text:span></text:p>
      <text:h text:style-name="Heading_20_3" text:outline-level="3">Primitive de terminaison d'un thread.</text:h>
      <text:p text:style-name="P33">void pthread_exit(void *retval);</text:p>
      <text:p text:style-name="Text_20_body">La primitive <text:span text:style-name="Nom_20_Technique">pthread_exit</text:span> met fin au thread. Tous les <text:span text:style-name="Nom_20_Technique">handlers</text:span> qui ont été définis pour le thread par <text:span text:style-name="T2">la primitive </text:span><text:span text:style-name="Nom_20_Technique"><text:span text:style-name="T2">pthread_cleanup_push</text:span></text:span><text:span text:style-name="T2"> sont exécutés dans l'ordre inverse de leur insertion. Le code de retour </text:span><text:span text:style-name="Nom_20_Technique"><text:span text:style-name="T2">retval</text:span></text:span><text:span text:style-name="T2"> peut être consulté par les autres threads grâce à la primitive </text:span><text:span text:style-name="Nom_20_Technique"><text:span text:style-name="T2">pthread_join</text:span></text:span><text:span text:style-name="T2">.</text:span></text:p>
      <text:p text:style-name="P5">Primitive de synchronisation d'un thread appelante et appelée</text:p>
      <text:p text:style-name="P33"><text:span text:style-name="T14">int</text:span><text:span text:style-name="T4"> </text:span><text:span text:style-name="T22">pthread_join</text:span><text:span text:style-name="T4">(pthread_t th, </text:span><text:span text:style-name="T14">void</text:span><text:span text:style-name="T4"> </text:span><text:span text:style-name="T21">**</text:span><text:span text:style-name="T4">thread_return);</text:span></text:p>
      <text:p text:style-name="Text_20_body">La primitive <text:span text:style-name="Nom_20_Technique">pthread_join</text:span> permet au thread appelant d'attendre la fin, par <text:span text:style-name="Nom_20_Technique">pthread_exit</text:span> ou l'arrêt <text:span text:style-name="T2">(cancel), du thread th. Le paramètre </text:span><text:span text:style-name="Nom_20_Technique"><text:span text:style-name="T2">thread_return</text:span></text:span><text:span text:style-name="T2"> vaut </text:span><text:span text:style-name="Nom_20_Technique"><text:span text:style-name="T2">NULL</text:span></text:span><text:span text:style-name="T2"> ou alors : l'argument renvoyé par </text:span><text:span text:style-name="Nom_20_Technique"><text:span text:style-name="T2">th</text:span></text:span><text:span text:style-name="T2"> lors du </text:span><text:span text:style-name="Nom_20_Technique"><text:span text:style-name="T2">thread_exit</text:span></text:span><text:span text:style-name="T2">.</text:span></text:p>
      <text:p text:style-name="P5"><text:span text:style-name="Nom_20_Technique">PTHREAD_CANCELED</text:span> si le thread s'est arrêtée sur un cancel.</text:p>
      <text:p text:style-name="P5">Le thread th doit être joignable, c'est à dire ne pas avoir été détachée (<text:span text:style-name="Nom_20_Technique">pthread_detach</text:span>).</text:p>
      <text:h text:style-name="Heading_20_3" text:outline-level="3">Primitive de détachement d'une thread</text:h>
      <text:p text:style-name="P33"><text:span text:style-name="T14">int</text:span><text:span text:style-name="T4"> </text:span><text:span text:style-name="T22">pthread_detach</text:span><text:span text:style-name="T4">(pthread_t th);</text:span></text:p>
      <text:p text:style-name="Text_20_body">La primitive <text:span text:style-name="Nom_20_Technique">pthread_detach</text:span> place le thread dans un état détaché. un autre thread ne peut se <text:span text:style-name="T2">synchroniser avec lui par </text:span><text:span text:style-name="Nom_20_Technique"><text:span text:style-name="T2">pthread_join</text:span></text:span><text:span text:style-name="T2">. Les ressources du thread sont libérées dès sa terminaison.</text:span></text:p>
      <text:p text:style-name="P5">L'état détaché peut avoir été positionné dès la création (<text:span text:style-name="Nom_20_Technique">pthread_create</text:span>), par l'attribut <text:span text:style-name="Nom_20_Technique">detachstate</text:span>.</text:p>
      <text:h text:style-name="Heading_20_3" text:outline-level="3">Synthèse</text:h>
      <text:p text:style-name="P5">Le thread est attaché à son père.</text:p>
      <text:p text:style-name="Programmation_20_Titre">unpremierthread.c</text:p>
      <text:list xml:id="list3360013332575" text:continue-list="list3359237954932" text:style-name="Numbering_20_1">
        <text:list-item text:start-value="1">
          <text:p text:style-name="Programmation"><text:span text:style-name="T12">#include</text:span><text:span text:style-name="T4"> </text:span><text:span text:style-name="T13">&lt;pthread.h&gt;</text:span></text:p>
        </text:list-item>
        <text:list-item>
          <text:p text:style-name="Programmation"><text:span text:style-name="T14">void</text:span><text:span text:style-name="T21">*</text:span><text:span text:style-name="T4"> </text:span><text:span text:style-name="T22">leThread</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text:span></text:p>
        </text:list-item>
        <text:list-item>
          <text:p text:style-name="Programmation"><text:soft-page-break/><text:span text:style-name="T4"><text:s text:c="4"/>pthread_exit(</text:span><text:span text:style-name="T26">NULL</text:span><text:span text:style-name="T4">);</text:span></text:p>
        </text:list-item>
        <text:list-item>
          <text:p text:style-name="P14">}</text:p>
        </text:list-item>
        <text:list-item>
          <text:p text:style-name="P14"/>
        </text:list-item>
        <text:list-item>
          <text:p text:style-name="Programmation"><text:span text:style-name="T17">int</text:span><text:span text:style-name="T8"> </text:span><text:span text:style-name="T22">main</text:span><text:span text:style-name="T4">()</text:span></text:p>
        </text:list-item>
        <text:list-item>
          <text:p text:style-name="P14">{</text:p>
        </text:list-item>
        <text:list-item>
          <text:p text:style-name="Programmation"><text:span text:style-name="T4"><text:s text:c="4"/>pthread_t th1; </text:span><text:span text:style-name="T13">/* Un descripteur de thread */</text:span></text:p>
        </text:list-item>
        <text:list-item>
          <text:p text:style-name="P20"><text:s text:c="4"/></text:p>
        </text:list-item>
        <text:list-item>
          <text:p text:style-name="P32"><text:span text:style-name="T4"><text:s text:c="4"/></text:span><text:span text:style-name="T26">if</text:span><text:span text:style-name="T4"> (pthread_create (</text:span><text:span text:style-name="T21">&amp;</text:span><text:span text:style-name="T4">th1, </text:span><text:span text:style-name="T26">NULL</text:span><text:span text:style-name="T4">, leThread , </text:span><text:span text:style-name="T23">"Premier THREAD"</text:span><text:span text:style-name="T4">)</text:span><text:span text:style-name="T8">) </text:span><text:span text:style-name="T4">{</text:span></text:p>
        </text:list-item>
        <text:list-item>
          <text:p text:style-name="P32"><text:span text:style-name="T4"><text:s text:c="8"/>perror(</text:span><text:span text:style-name="T23">"Creation thread probleme</text:span><text:span text:style-name="T24">\n</text:span><text:span text:style-name="T23">"</text:span><text:span text:style-name="T4">);</text:span></text:p>
        </text:list-item>
        <text:list-item>
          <text:p text:style-name="Programmation"><text:span text:style-name="T4"><text:s text:c="8"/>exit(</text:span><text:span text:style-name="T21">2</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8"/>exit(</text:span><text:span text:style-name="T21">0</text:span><text:span text:style-name="T4">);</text:span></text:p>
        </text:list-item>
        <text:list-item>
          <text:p text:style-name="P32"><text:span text:style-name="T4"><text:s text:c="4"/>}</text:span></text:p>
        </text:list-item>
        <text:list-item>
          <text:p text:style-name="P20"><text:span text:style-name="T30"><text:s text:c="4"/></text:span></text:p>
        </text:list-item>
        <text:list-item>
          <text:p text:style-name="P32"><text:span text:style-name="T8"><text:s text:c="4"/></text:span><text:span text:style-name="T28">return</text:span><text:span text:style-name="T8"> EXIT_SUCCESS.</text:span></text:p>
        </text:list-item>
        <text:list-item>
          <text:p text:style-name="P20"><text:span text:style-name="T2">}</text:span></text:p>
        </text:list-item>
      </text:list>
      <text:h text:style-name="Heading_20_2" text:outline-level="2">Primitive de gestion de la priorité</text:h>
      <text:h text:style-name="Heading_20_3" text:outline-level="3">La fonction <text:span text:style-name="Nom_20_Technique">pthread_setschedparam</text:span></text:h>
      <text:p text:style-name="P5">La structure <text:span text:style-name="Nom_20_Technique">sched_param</text:span> permet de préciser les paramètres d'ordonnancement, dont la priorité.</text:p>
      <text:p text:style-name="P33"><text:span text:style-name="T26">struct</text:span><text:span text:style-name="T4"> sched_param p;</text:span></text:p>
      <text:p text:style-name="P33"><text:span text:style-name="T4">p.sched_priority </text:span><text:span text:style-name="T21">=</text:span><text:span text:style-name="T4"> </text:span><text:span text:style-name="T21">5</text:span><text:span text:style-name="T4">;</text:span></text:p>
      <text:p text:style-name="P5">La primitive <text:span text:style-name="Nom_20_Technique">pthread_setschedparam</text:span> permet de positionner les paramètres définis dans la struct <text:span text:style-name="Nom_20_Technique">sched_param</text:span>.</text:p>
      <text:p text:style-name="P33"><text:span text:style-name="T4">pthread_setschedparam (pthread_self(), SCHED_FIFO, </text:span><text:span text:style-name="T21">&amp;</text:span><text:span text:style-name="T4">p);</text:span></text:p>
      <text:p text:style-name="P5">La fonction <text:span text:style-name="Nom_20_Technique">sched_get_priority_min</text:span> permet de connaître la priorité minimum pour une catégorie de thread, ici <text:span text:style-name="Nom_20_Technique">SCHED_FIFO</text:span>.</text:p>
      <text:p text:style-name="P33"><text:span text:style-name="T4">printf(</text:span><text:span text:style-name="T23">"Priorite MIN de la tache %5d</text:span><text:span text:style-name="T24">\n</text:span><text:span text:style-name="T23">"</text:span><text:span text:style-name="T4">,sched_get_priority_min(SCHED_FIFO));</text:span></text:p>
      <text:p text:style-name="P5">La fonction <text:span text:style-name="Nom_20_Technique">sched_get_priority_max</text:span> permet de connaître la priorité minimum pour une catégorie de thread, ici <text:span text:style-name="Nom_20_Technique">SCHED_FIFO</text:span>.</text:p>
      <text:p text:style-name="P33"><text:span text:style-name="T4">printf(</text:span><text:span text:style-name="T23">"Priorite MAX de la tache %5d</text:span><text:span text:style-name="T24">\n</text:span><text:span text:style-name="T23">"</text:span><text:span text:style-name="T4">,sched_get_priority_max(SCHED_FIFO));</text:span></text:p>
      <text:p text:style-name="Programmation_20_Titre">gestionpriorite.c</text:p>
      <text:list xml:id="list3360158624794" text:continue-list="list3360013332575" text:style-name="Numbering_20_1">
        <text:list-item text:start-value="1">
          <text:p text:style-name="Programmation"><text:span text:style-name="T12">#include</text:span><text:span text:style-name="T4"> </text:span><text:span text:style-name="T13">&lt;time.h&gt;</text:span></text:p>
        </text:list-item>
        <text:list-item>
          <text:p text:style-name="Programmation"><text:span text:style-name="T12">#include</text:span><text:span text:style-name="T4"> </text:span><text:span text:style-name="T13">&lt;pthread.h&gt;</text:span></text:p>
        </text:list-item>
        <text:list-item>
          <text:p text:style-name="Programmation"><text:span text:style-name="T12">#include</text:span><text:span text:style-name="T4"> </text:span><text:span text:style-name="T13">&lt;stdlib.h&gt;</text:span></text:p>
        </text:list-item>
        <text:list-item>
          <text:p text:style-name="P14"/>
        </text:list-item>
        <text:list-item>
          <text:p text:style-name="P10">/*</text:p>
        </text:list-item>
        <text:list-item>
          <text:p text:style-name="P10"><text:soft-page-break/><text:s/>* La fonction leThread contient le code du module</text:p>
        </text:list-item>
        <text:list-item>
          <text:p text:style-name="P10"><text:s/>*/</text:p>
        </text:list-item>
        <text:list-item>
          <text:p text:style-name="Programmation"><text:span text:style-name="T14">void</text:span><text:span text:style-name="T4"> </text:span><text:span text:style-name="T21">*</text:span><text:span text:style-name="T4"> </text:span><text:span text:style-name="T22">leThread</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pthread_attr_t attr;</text:span></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text:span><text:span text:style-name="T14">int</text:span><text:span text:style-name="T4"> politique;</text:span></text:p>
        </text:list-item>
        <text:list-item>
          <text:p text:style-name="Programmation"><text:span text:style-name="T4"><text:s text:c="4"/>p.sched_priority </text:span><text:span text:style-name="T21">=</text:span><text:span text:style-name="T4"> </text:span><text:span text:style-name="T21">5</text:span><text:span text:style-name="T4">;</text:span></text:p>
        </text:list-item>
        <text:list-item>
          <text:p text:style-name="P14"/>
        </text:list-item>
        <text:list-item>
          <text:p text:style-name="Programmation"><text:span text:style-name="T4"><text:s text:c="4"/></text:span><text:span text:style-name="T13">/* Le thread positionne les paramètres de son propre</text:span></text:p>
        </text:list-item>
        <text:list-item>
          <text:p text:style-name="P11"><text:s text:c="5"/>* ordonnancement en s'identifiant avec la primitive pthread_self().</text:p>
        </text:list-item>
        <text:list-item>
          <text:p text:style-name="P11"><text:s text:c="5"/>* Le type de thread est de type temps reel FIFO avec SCHED_FIFO</text:p>
        </text:list-item>
        <text:list-item>
          <text:p text:style-name="P10">. <text:s text:c="3"/>* Les paramètres d'ordonnancement sont definis dans la structure p</text:p>
        </text:list-item>
        <text:list-item>
          <text:p text:style-name="P10"><text:s text:c="5"/>*/</text:p>
        </text:list-item>
        <text:list-item>
          <text:p text:style-name="Programmation"><text:span text:style-name="T4"><text:s text:c="4"/>pthread_setschedparam (pthread_self(), SCHED_FIFO, </text:span><text:span text:style-name="T21">&amp;</text:span><text:span text:style-name="T4">p);</text:span></text:p>
        </text:list-item>
        <text:list-item>
          <text:p text:style-name="Programmation"><text:span text:style-name="T4"><text:s text:c="4"/>printf(</text:span><text:span text:style-name="T23">"Priorite MIN de la tache %5d</text:span><text:span text:style-name="T24">\n</text:span><text:span text:style-name="T23">"</text:span><text:span text:style-name="T4">,sched_get_priority_min(SCHED_FIFO));</text:span></text:p>
        </text:list-item>
        <text:list-item>
          <text:p text:style-name="Programmation"><text:span text:style-name="T4"><text:s text:c="4"/>printf(</text:span><text:span text:style-name="T23">"Priorite MAX de la tache %5d</text:span><text:span text:style-name="T24">\n</text:span><text:span text:style-name="T23">"</text:span><text:span text:style-name="T4">,sched_get_priority_max(SCHED_FIFO));</text:span></text:p>
        </text:list-item>
        <text:list-item>
          <text:p text:style-name="P32"><text:span text:style-name="T4"><text:s text:c="4"/>pthread_getschedparam (pthread_self(), </text:span><text:span text:style-name="T21">&amp;</text:span><text:span text:style-name="T4">politique, </text:span><text:span text:style-name="T21">&amp;</text:span><text:span text:style-name="T4">p);</text:span></text:p>
        </text:list-item>
        <text:list-item>
          <text:p text:style-name="P32"><text:span text:style-name="T4"><text:s text:c="4"/>printf(</text:span><text:span text:style-name="T23">"Priorite de la thread %5d </text:span><text:span text:style-name="T24">\n</text:span><text:span text:style-name="T23">"</text:span><text:span text:style-name="T4">,p.sched_priority);</text:span></text:p>
        </text:list-item>
        <text:list-item>
          <text:p text:style-name="Programmation"><text:span text:style-name="T4"><text:s text:c="4"/>p.sched_priority </text:span><text:span text:style-name="T21">=</text:span><text:span text:style-name="T4"> </text:span><text:span text:style-name="T21">50</text:span><text:span text:style-name="T4">;</text:span></text:p>
        </text:list-item>
        <text:list-item>
          <text:p text:style-name="Programmation"><text:span text:style-name="T4"><text:s text:c="4"/>pthread_setschedparam (pthread_self(), SCHED_FIFO, </text:span><text:span text:style-name="T21">&amp;</text:span><text:span text:style-name="T4">p);</text:span></text:p>
        </text:list-item>
        <text:list-item>
          <text:p text:style-name="Programmation"><text:span text:style-name="T4"><text:s text:c="4"/>pthread_getschedparam (pthread_self(), </text:span><text:span text:style-name="T21">&amp;</text:span><text:span text:style-name="T4">politique, </text:span><text:span text:style-name="T21">&amp;</text:span><text:span text:style-name="T4">p);</text:span></text:p>
        </text:list-item>
        <text:list-item>
          <text:p text:style-name="Programmation"><text:span text:style-name="T4"><text:s text:c="4"/>printf(</text:span><text:span text:style-name="T23">"Priorite de la thread %5d </text:span><text:span text:style-name="T24">\n</text:span><text:span text:style-name="T23">"</text:span><text:span text:style-name="T4">,p.sched_priority);</text:span></text:p>
        </text:list-item>
        <text:list-item>
          <text:p text:style-name="P14">}</text:p>
        </text:list-item>
        <text:list-item>
          <text:p text:style-name="P14"/>
        </text:list-item>
        <text:list-item>
          <text:p text:style-name="P32"><text:span text:style-name="T17">int</text:span><text:span text:style-name="T8"> </text:span><text:span text:style-name="T22">main</text:span><text:span text:style-name="T4">()</text:span></text:p>
        </text:list-item>
        <text:list-item>
          <text:p text:style-name="P20">{</text:p>
        </text:list-item>
        <text:list-item>
          <text:p text:style-name="Programmation"><text:span text:style-name="T4"><text:s text:c="4"/></text:span><text:span text:style-name="T13">/* exécuter le programme en tant que root */</text:span></text:p>
        </text:list-item>
        <text:list-item>
          <text:p text:style-name="Programmation"><text:span text:style-name="T4"><text:s text:c="4"/>pthread_t th1; </text:span><text:span text:style-name="T13">/* Un descripteur de thread */</text:span></text:p>
        </text:list-item>
        <text:list-item>
          <text:p text:style-name="Programmation"><text:span text:style-name="T4"><text:s text:c="4"/>pthread_create (</text:span><text:span text:style-name="T21">&amp;</text:span><text:span text:style-name="T4">th1, </text:span><text:span text:style-name="T26">NULL</text:span><text:span text:style-name="T4">, leThread , </text:span><text:span text:style-name="T23">"Premiere THREAD"</text:span><text:span text:style-name="T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a thread est terminee</text:span><text:span text:style-name="T24">\n</text:span><text:span text:style-name="T23">"</text:span><text:span text:style-name="T4">);</text:span></text:p>
        </text:list-item>
        <text:list-item>
          <text:p text:style-name="Programmation"><text:span text:style-name="T4"><text:s text:c="8"/>exit(</text:span><text:span text:style-name="T21">0</text:span><text:span text:style-name="T4">);</text:span></text:p>
        </text:list-item>
        <text:list-item>
          <text:p text:style-name="Programmation"><text:span text:style-name="T4"><text:s text:c="4"/>}</text:span></text:p>
        </text:list-item>
        <text:list-item>
          <text:p text:style-name="P14"/>
        </text:list-item>
        <text:list-item>
          <text:p text:style-name="P27"><text:span text:style-name="T8"><text:s text:c="4"/></text:span><text:span text:style-name="T28">return</text:span><text:span text:style-name="T8"> EXIT_SUCCESS.</text:span></text:p>
        </text:list-item>
        <text:list-item>
          <text:p text:style-name="P17">}</text:p>
        </text:list-item>
      </text:list>
      <text:h text:style-name="Heading_20_3" text:outline-level="3">La fonction <text:span text:style-name="Nom_20_Technique">pthread_setschedprio</text:span> </text:h>
      <text:p text:style-name="P5">L'exemple qui suit illustre la modification de la priorité d'un thread grâce à la fonction <text:span text:style-name="Nom_20_Technique">pthread_setschedprio</text:span>. Il offre aussi l'intérêt de montrer le positionnement des attributs d'un thread, préalablement à sa création, pour que le thread ne soit pas créé avec, par défaut, les mêmes attributs que son créateur.</text:p>
      <text:p text:style-name="Programmation_20_Titre">gestion2priorite.c</text:p>
      <text:list xml:id="list3360914045118" text:continue-list="list3360158624794" text:style-name="Numbering_20_1">
        <text:list-item text:start-value="1">
          <text:p text:style-name="P10">/*</text:p>
        </text:list-item>
        <text:list-item>
          <text:p text:style-name="P10"><text:s/>* programme gestion2priorite.c</text:p>
        </text:list-item>
        <text:list-item>
          <text:p text:style-name="P10"><text:s/>* Ce programme active un module qui crée et exécute un</text:p>
        </text:list-item>
        <text:list-item>
          <text:p text:style-name="P10"><text:s/>* thread qui modifie sa priorité</text:p>
        </text:list-item>
        <text:list-item>
          <text:p text:style-name="P10"><text:s/>*/</text:p>
        </text:list-item>
        <text:list-item>
          <text:p text:style-name="P14"/>
        </text:list-item>
        <text:list-item>
          <text:p text:style-name="Programmation"><text:span text:style-name="T12">#include</text:span><text:span text:style-name="T4"> </text:span><text:span text:style-name="T13">&lt;time.h&gt;</text:span></text:p>
        </text:list-item>
        <text:list-item>
          <text:p text:style-name="Programmation"><text:span text:style-name="T12">#include</text:span><text:span text:style-name="T4"> </text:span><text:span text:style-name="T13">&lt;errno.h&gt;</text:span></text:p>
        </text:list-item>
        <text:list-item>
          <text:p text:style-name="Programmation"><text:span text:style-name="T12">#include</text:span><text:span text:style-name="T4"> </text:span><text:span text:style-name="T13">&lt;pthread.h&gt;</text:span></text:p>
        </text:list-item>
        <text:list-item>
          <text:p text:style-name="Programmation"><text:soft-page-break/><text:span text:style-name="T12">#include</text:span><text:span text:style-name="T4"> </text:span><text:span text:style-name="T13">&lt;stdlib.h&gt;</text:span></text:p>
        </text:list-item>
        <text:list-item>
          <text:p text:style-name="P14"/>
        </text:list-item>
        <text:list-item>
          <text:p text:style-name="P10">/*</text:p>
        </text:list-item>
        <text:list-item>
          <text:p text:style-name="P10"><text:s/>* La fonction leThread contient le code du module</text:p>
        </text:list-item>
        <text:list-item>
          <text:p text:style-name="P10"><text:s/>*/</text:p>
        </text:list-item>
        <text:list-item>
          <text:p text:style-name="Programmation"><text:span text:style-name="T26">struct</text:span><text:span text:style-name="T4"> sched_param p;</text:span></text:p>
        </text:list-item>
        <text:list-item>
          <text:p text:style-name="Programmation"><text:span text:style-name="T14">void</text:span><text:span text:style-name="T4"> </text:span><text:span text:style-name="T21">*</text:span><text:span text:style-name="T4"> </text:span><text:span text:style-name="T22">leThread</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text:span><text:span text:style-name="T14">int</text:span><text:span text:style-name="T4"> politique;</text:span></text:p>
        </text:list-item>
        <text:list-item>
          <text:p text:style-name="Programmation"><text:span text:style-name="T4"><text:s text:c="4"/>pthread_attr_t attr;</text:span></text:p>
        </text:list-item>
        <text:list-item>
          <text:p text:style-name="P34"><text:span text:style-name="T4"><text:s text:c="4"/>printf(</text:span><text:span text:style-name="T23">"Priorite MIN des thread FIFO %5d</text:span><text:span text:style-name="T25">\</text:span><text:span text:style-name="T24">n</text:span><text:span text:style-name="T23">"</text:span><text:span text:style-name="T4">,</text:span></text:p>
        </text:list-item>
        <text:list-item>
          <text:p text:style-name="P34"><text:span text:style-name="T4"><text:s text:c="8"/>sched_get_priority_min(SCHED_FIFO));</text:span></text:p>
        </text:list-item>
        <text:list-item>
          <text:p text:style-name="Programmation"><text:span text:style-name="T4"><text:s text:c="4"/>printf(</text:span><text:span text:style-name="T23">"Priorite MAX des thread FIFO %5d</text:span><text:span text:style-name="T24">\n</text:span><text:span text:style-name="T23">"</text:span><text:span text:style-name="T4">,</text:span></text:p>
        </text:list-item>
        <text:list-item>
          <text:p text:style-name="P34"><text:span text:style-name="T4"><text:s text:c="8"/>sched_get_priority_max(SCHED_FIFO));</text:span></text:p>
        </text:list-item>
        <text:list-item>
          <text:p text:style-name="P34"><text:span text:style-name="T4"><text:s text:c="4"/></text:span><text:span text:style-name="T26">if</text:span><text:span text:style-name="T4"> ( pthread_setschedprio(pthread_self(), </text:span><text:span text:style-name="T21">5</text:span><text:span text:style-name="T4">)) {</text:span></text:p>
        </text:list-item>
        <text:list-item>
          <text:p text:style-name="P34"><text:span text:style-name="T4"><text:s text:c="8"/></text:span><text:span text:style-name="T26">switch</text:span><text:span text:style-name="T4"> (errno) {</text:span></text:p>
        </text:list-item>
        <text:list-item>
          <text:p text:style-name="Programmation"><text:span text:style-name="T4"><text:s text:c="8"/></text:span><text:span text:style-name="T26">case</text:span><text:span text:style-name="T4"> </text:span><text:span text:style-name="T31">EINVAL</text:span><text:span text:style-name="T4">: printf(</text:span><text:span text:style-name="T23">"EINVAL</text:span><text:span text:style-name="T24">\n</text:span><text:span text:style-name="T23">"</text:span><text:span text:style-name="T4">);</text:span></text:p>
        </text:list-item>
        <text:list-item>
          <text:p text:style-name="Programmation"><text:span text:style-name="T4"><text:s text:c="12"/></text:span><text:span text:style-name="T26">break</text:span><text:span text:style-name="T4">;</text:span></text:p>
        </text:list-item>
        <text:list-item>
          <text:p text:style-name="Programmation"><text:span text:style-name="T4"><text:s text:c="8"/></text:span><text:span text:style-name="T26">case</text:span><text:span text:style-name="T4"> </text:span><text:span text:style-name="T31">EPERM</text:span><text:span text:style-name="T4">: printf(</text:span><text:span text:style-name="T23">"EPERM</text:span><text:span text:style-name="T24">\n</text:span><text:span text:style-name="T23">"</text:span><text:span text:style-name="T4">);</text:span></text:p>
        </text:list-item>
        <text:list-item>
          <text:p text:style-name="Programmation"><text:span text:style-name="T4"><text:s text:c="12"/></text:span><text:span text:style-name="T26">break</text:span><text:span text:style-name="T4">;</text:span></text:p>
        </text:list-item>
        <text:list-item>
          <text:p text:style-name="Programmation"><text:span text:style-name="T4"><text:s text:c="8"/></text:span><text:span text:style-name="T26">case</text:span><text:span text:style-name="T4"> </text:span><text:span text:style-name="T31">ESRCH</text:span><text:span text:style-name="T4">: printf(</text:span><text:span text:style-name="T23">"ESRCH</text:span><text:span text:style-name="T24">\n</text:span><text:span text:style-name="T23">"</text:span><text:span text:style-name="T4">);</text:span></text:p>
        </text:list-item>
        <text:list-item>
          <text:p text:style-name="Programmation"><text:span text:style-name="T4"><text:s text:c="8"/>}</text:span></text:p>
        </text:list-item>
        <text:list-item>
          <text:p text:style-name="P14"/>
        </text:list-item>
        <text:list-item>
          <text:p text:style-name="Programmation"><text:span text:style-name="T4"><text:s text:c="8"/>perror(</text:span><text:span text:style-name="T23">"Erreur : fixation priorite du thread"</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pthread_getschedparam (pthread_self(), </text:span><text:span text:style-name="T21">&amp;</text:span><text:span text:style-name="T4">politique, </text:span><text:span text:style-name="T21">&amp;</text:span><text:span text:style-name="T4">p);</text:span></text:p>
        </text:list-item>
        <text:list-item>
          <text:p text:style-name="Programmation"><text:span text:style-name="T4"><text:s text:c="4"/>printf(</text:span><text:span text:style-name="T23">"Priorite de la thread %5d </text:span><text:span text:style-name="T24">\n</text:span><text:span text:style-name="T23">"</text:span><text:span text:style-name="T4">,p.sched_priority);</text:span></text:p>
        </text:list-item>
        <text:list-item>
          <text:p text:style-name="P14"/>
        </text:list-item>
        <text:list-item>
          <text:p text:style-name="Programmation"><text:span text:style-name="T4"><text:s text:c="4"/></text:span><text:span text:style-name="T26">switch</text:span><text:span text:style-name="T4"> (politique) {</text:span></text:p>
        </text:list-item>
        <text:list-item>
          <text:p text:style-name="Programmation"><text:span text:style-name="T4"><text:s text:c="4"/></text:span><text:span text:style-name="T26">case</text:span><text:span text:style-name="T4"> </text:span><text:span text:style-name="T31">SCHED_OTHER</text:span><text:span text:style-name="T4">: printf(</text:span><text:span text:style-name="T23">"OTHER</text:span><text:span text:style-name="T24">\n</text:span><text:span text:style-name="T23">"</text:span><text:span text:style-name="T4">);</text:span></text:p>
        </text:list-item>
        <text:list-item>
          <text:p text:style-name="Programmation"><text:span text:style-name="T4"><text:s text:c="8"/></text:span><text:span text:style-name="T26">break</text:span><text:span text:style-name="T4">;</text:span></text:p>
        </text:list-item>
        <text:list-item>
          <text:p text:style-name="Programmation"><text:span text:style-name="T4"><text:s text:c="4"/></text:span><text:span text:style-name="T26">case</text:span><text:span text:style-name="T4"> </text:span><text:span text:style-name="T31">SCHED_FIFO</text:span><text:span text:style-name="T4">: printf(</text:span><text:span text:style-name="T23">"FIFO</text:span><text:span text:style-name="T24">\n</text:span><text:span text:style-name="T23">"</text:span><text:span text:style-name="T4">);</text:span></text:p>
        </text:list-item>
        <text:list-item>
          <text:p text:style-name="Programmation"><text:span text:style-name="T4"><text:s text:c="8"/></text:span><text:span text:style-name="T26">break</text:span><text:span text:style-name="T4">;</text:span></text:p>
        </text:list-item>
        <text:list-item>
          <text:p text:style-name="Programmation"><text:span text:style-name="T4"><text:s text:c="4"/></text:span><text:span text:style-name="T26">case</text:span><text:span text:style-name="T4"> </text:span><text:span text:style-name="T31">SCHED_RR</text:span><text:span text:style-name="T4">: printf(</text:span><text:span text:style-name="T23">"RR</text:span><text:span text:style-name="T24">\n</text:span><text:span text:style-name="T23">"</text:span><text:span text:style-name="T4">);</text:span></text:p>
        </text:list-item>
        <text:list-item>
          <text:p text:style-name="Programmation"><text:span text:style-name="T4"><text:s text:c="8"/></text:span><text:span text:style-name="T26">break</text:span><text:span text:style-name="T4">;</text:span></text:p>
        </text:list-item>
        <text:list-item>
          <text:p text:style-name="Programmation"><text:span text:style-name="T4"><text:s text:c="4"/></text:span><text:span text:style-name="T26">default</text:span><text:span text:style-name="T21">:</text:span><text:span text:style-name="T4"> printf(</text:span><text:span text:style-name="T23">"Politique inconnue</text:span><text:span text:style-name="T24">\n</text:span><text:span text:style-name="T23">"</text:span><text:span text:style-name="T4">);</text:span></text:p>
        </text:list-item>
        <text:list-item>
          <text:p text:style-name="Programmation"><text:span text:style-name="T4"><text:s text:c="4"/>}</text:span></text:p>
        </text:list-item>
        <text:list-item>
          <text:p text:style-name="P14">}</text:p>
        </text:list-item>
        <text:list-item>
          <text:p text:style-name="P14"/>
        </text:list-item>
        <text:list-item>
          <text:p text:style-name="P34"><text:span text:style-name="T18">int</text:span><text:span text:style-name="T9"> </text:span><text:span text:style-name="T22">main</text:span><text:span text:style-name="T4">()</text:span></text:p>
        </text:list-item>
        <text:list-item>
          <text:p text:style-name="P21">{</text:p>
        </text:list-item>
        <text:list-item>
          <text:p text:style-name="Programmation"><text:span text:style-name="T4"><text:s text:c="4"/></text:span><text:span text:style-name="T13">/* executer le programme en tant que root */</text:span></text:p>
        </text:list-item>
        <text:list-item>
          <text:p text:style-name="Programmation"><text:span text:style-name="T4"><text:s text:c="4"/>pthread_t th1; </text:span><text:span text:style-name="T13">/* Un descripteur de thread */</text:span></text:p>
        </text:list-item>
        <text:list-item>
          <text:p text:style-name="Programmation"><text:span text:style-name="T4"><text:s text:c="4"/>pthread_attr_t attr;</text:span></text:p>
        </text:list-item>
        <text:list-item>
          <text:p text:style-name="Programmation"><text:span text:style-name="T4"><text:s text:c="4"/>pthread_attr_init(</text:span><text:span text:style-name="T21">&amp;</text:span><text:span text:style-name="T4">attr);</text:span></text:p>
        </text:list-item>
        <text:list-item>
          <text:p text:style-name="P14"/>
        </text:list-item>
        <text:list-item>
          <text:p text:style-name="Programmation"><text:span text:style-name="T4"><text:s text:c="4"/></text:span><text:span text:style-name="T26">if</text:span><text:span text:style-name="T4"> (pthread_attr_setinheritsched(</text:span><text:span text:style-name="T21">&amp;</text:span><text:span text:style-name="T4">attr,PTHREAD_EXPLICIT_SCHED)) {</text:span></text:p>
        </text:list-item>
        <text:list-item>
          <text:p text:style-name="Programmation"><text:span text:style-name="T4"><text:s text:c="8"/>perror(</text:span><text:span text:style-name="T23">"Erreur set attribut heritage</text:span><text:span text:style-name="T24">\n</text:span><text:span text:style-name="T23">"</text:span><text:span text:style-name="T4">);</text:span></text:p>
        </text:list-item>
        <text:list-item>
          <text:p text:style-name="Programmation"><text:span text:style-name="T4"><text:s text:c="8"/>exit(errno);</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pthread_attr_setschedpolicy(</text:span><text:span text:style-name="T21">&amp;</text:span><text:span text:style-name="T4">attr, SCHED_FIFO)) {</text:span></text:p>
        </text:list-item>
        <text:list-item>
          <text:p text:style-name="Programmation"><text:span text:style-name="T4"><text:s text:c="8"/>perror(</text:span><text:span text:style-name="T23">"Erreur set attribut politique</text:span><text:span text:style-name="T24">\n</text:span><text:span text:style-name="T23">"</text:span><text:span text:style-name="T4">);</text:span></text:p>
        </text:list-item>
        <text:list-item>
          <text:p text:style-name="Programmation"><text:span text:style-name="T4"><text:s text:c="8"/>exit(errno);</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pthread_attr_setscope(</text:span><text:span text:style-name="T21">&amp;</text:span><text:span text:style-name="T4">attr, PTHREAD_SCOPE_SYSTEM)) {</text:span></text:p>
        </text:list-item>
        <text:list-item>
          <text:p text:style-name="Programmation"><text:span text:style-name="T4"><text:s text:c="8"/>perror(</text:span><text:span text:style-name="T23">"Erreur set attribut scope</text:span><text:span text:style-name="T24">\n</text:span><text:span text:style-name="T23">"</text:span><text:span text:style-name="T4">);</text:span></text:p>
        </text:list-item>
        <text:list-item>
          <text:p text:style-name="Programmation"><text:span text:style-name="T4"><text:s text:c="8"/>exit(errno);</text:span></text:p>
        </text:list-item>
        <text:list-item>
          <text:p text:style-name="Programmation"><text:span text:style-name="T4"><text:s text:c="4"/>}</text:span></text:p>
        </text:list-item>
        <text:list-item>
          <text:p text:style-name="P21"><text:s text:c="4"/></text:p>
        </text:list-item>
        <text:list-item>
          <text:p text:style-name="P34"><text:span text:style-name="T4"><text:s text:c="4"/></text:span><text:span text:style-name="T26">if</text:span><text:span text:style-name="T4"> (pthread_attr_setdetachstate(</text:span><text:span text:style-name="T21">&amp;</text:span><text:span text:style-name="T4">attr,PTHREAD_CREATE_JOINABLE)</text:span><text:span text:style-name="T9">) </text:span><text:span text:style-name="T4">{</text:span></text:p>
        </text:list-item>
        <text:list-item>
          <text:p text:style-name="Programmation"><text:soft-page-break/><text:span text:style-name="T4"><text:s text:c="8"/>perror(</text:span><text:span text:style-name="T23">"Erreur set attribut joignable</text:span><text:span text:style-name="T24">\n</text:span><text:span text:style-name="T23">"</text:span><text:span text:style-name="T4">);</text:span></text:p>
        </text:list-item>
        <text:list-item>
          <text:p text:style-name="Programmation"><text:span text:style-name="T4"><text:s text:c="8"/>exit(errno);</text:span></text:p>
        </text:list-item>
        <text:list-item>
          <text:p text:style-name="Programmation"><text:span text:style-name="T4"><text:s text:c="4"/>}</text:span></text:p>
        </text:list-item>
        <text:list-item>
          <text:p text:style-name="P14"/>
        </text:list-item>
        <text:list-item>
          <text:p text:style-name="Programmation"><text:span text:style-name="T4"><text:s text:c="4"/>p.sched_priority </text:span><text:span text:style-name="T21">=</text:span><text:span text:style-name="T4"> </text:span><text:span text:style-name="T21">1</text:span><text:span text:style-name="T4">;</text:span></text:p>
        </text:list-item>
        <text:list-item>
          <text:p text:style-name="P14"/>
        </text:list-item>
        <text:list-item>
          <text:p text:style-name="Programmation"><text:span text:style-name="T4"><text:s text:c="4"/></text:span><text:span text:style-name="T26">if</text:span><text:span text:style-name="T4"> (pthread_attr_setschedparam(</text:span><text:span text:style-name="T21">&amp;</text:span><text:span text:style-name="T4">attr,</text:span><text:span text:style-name="T21">&amp;</text:span><text:span text:style-name="T4">p )) {</text:span></text:p>
        </text:list-item>
        <text:list-item>
          <text:p text:style-name="Programmation"><text:span text:style-name="T4"><text:s text:c="4"/>}</text:span></text:p>
        </text:list-item>
        <text:list-item>
          <text:p text:style-name="P14"/>
        </text:list-item>
        <text:list-item>
          <text:p text:style-name="Programmation"><text:span text:style-name="T4"><text:s text:c="4"/>perror(</text:span><text:span text:style-name="T23">"Erreur set attribut schedparam</text:span><text:span text:style-name="T24">\n</text:span><text:span text:style-name="T23">"</text:span><text:span text:style-name="T4">);</text:span></text:p>
        </text:list-item>
        <text:list-item>
          <text:p text:style-name="Programmation"><text:span text:style-name="T4"><text:s text:c="4"/>exit(errno);</text:span></text:p>
        </text:list-item>
        <text:list-item>
          <text:p text:style-name="Programmation"><text:span text:style-name="T4"><text:s text:c="4"/></text:span><text:span text:style-name="T26">if</text:span><text:span text:style-name="T4"> (pthread_create (</text:span><text:span text:style-name="T21">&amp;</text:span><text:span text:style-name="T4">th1, </text:span><text:span text:style-name="T21">&amp;</text:span><text:span text:style-name="T4">attr , leThread , </text:span><text:span text:style-name="T23">"Premiere THREAD"</text:span><text:span text:style-name="T4">) </text:span><text:span text:style-name="T21">==</text:span><text:span text:style-name="T4"> EINVAL) { </text:span></text:p>
        </text:list-item>
        <text:list-item>
          <text:p text:style-name="P35"><text:span text:style-name="T4"><text:s text:c="8"/>perror(</text:span><text:span text:style-name="T23">"Creation thread"</text:span><text:span text:style-name="T4">);</text:span></text:p>
        </text:list-item>
        <text:list-item>
          <text:p text:style-name="Programmation"><text:span text:style-name="T4"><text:s text:c="8"/>printf(</text:span><text:span text:style-name="T23">"Erreur creation THREAD %5d</text:span><text:span text:style-name="T24">\n</text:span><text:span text:style-name="T23">"</text:span><text:span text:style-name="T4">,errno);</text:span></text:p>
        </text:list-item>
        <text:list-item>
          <text:p text:style-name="Programmation"><text:span text:style-name="T4"><text:s text:c="8"/>exit(errno);</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8"/>exit(</text:span><text:span text:style-name="T21">0</text:span><text:span text:style-name="T4">);</text:span></text:p>
        </text:list-item>
        <text:list-item>
          <text:p text:style-name="Programmation"><text:span text:style-name="T4"><text:s text:c="4"/>}</text:span></text:p>
        </text:list-item>
        <text:list-item>
          <text:p text:style-name="P18"/>
        </text:list-item>
        <text:list-item>
          <text:p text:style-name="P28"><text:span text:style-name="T8"><text:s text:c="4"/></text:span><text:span text:style-name="T28">return</text:span><text:span text:style-name="T8"> EXIT_SUCCESS;</text:span></text:p>
        </text:list-item>
        <text:list-item>
          <text:p text:style-name="P18">}</text:p>
        </text:list-item>
      </text:list>
      <text:h text:style-name="Heading_20_1" text:outline-level="1">Primitives de synchronisation</text:h>
      <text:h text:style-name="Heading_20_2" text:outline-level="2">L'exclusion mutuelle</text:h>
      <text:p text:style-name="P5">Le noyau Linux propose des tableaux de sémaphores, très généraux, qui permettent de gérer tous les cas classiques de synchronisation.</text:p>
      <text:p text:style-name="P5">Dans le cas particulier des threads, on trouve des outils spécialisés, adaptés à chaque problème de synchronisation. C'est le cas pour l'exclusion mutuelle qui consiste, rappelo<text:span text:style-name="T33">ns</text:span> le, à garantir qu'une seule tâche, ici un thread, accède à la fois à une ressource pendant l'exécution d'une séquence d'instructions, la section critique.</text:p>
      <text:p text:style-name="Programmation_20_Titre">threadmutex.c</text:p>
      <text:list xml:id="list3360065429819" text:continue-list="list3360914045118" text:style-name="Numbering_20_1">
        <text:list-item text:start-value="1">
          <text:p text:style-name="P10">/*</text:p>
        </text:list-item>
        <text:list-item>
          <text:p text:style-name="P10"><text:s/>* programme threadmutex.c</text:p>
        </text:list-item>
        <text:list-item>
          <text:p text:style-name="P10"><text:s/>* Ce programme crée un processus qui exécute deux threads</text:p>
        </text:list-item>
        <text:list-item>
          <text:p text:style-name="P10"><text:s/>* qui s'excluent mutuellement avec un sémaphore</text:p>
        </text:list-item>
        <text:list-item>
          <text:p text:style-name="P10"><text:s/>* d'exclusion mutuelle</text:p>
        </text:list-item>
        <text:list-item>
          <text:p text:style-name="P10"><text:s/>* Appel de pthread_mutex_init</text:p>
        </text:list-item>
        <text:list-item>
          <text:p text:style-name="P10"><text:s/>* pthread_mutex_lock</text:p>
        </text:list-item>
        <text:list-item>
          <text:p text:style-name="P10"><text:s/>* pthread_mutex_unlock</text:p>
        </text:list-item>
        <text:list-item>
          <text:p text:style-name="P10"><text:s/>*/</text:p>
        </text:list-item>
        <text:list-item>
          <text:p text:style-name="P14"/>
        </text:list-item>
        <text:list-item>
          <text:p text:style-name="Programmation"><text:span text:style-name="T12">#include</text:span><text:span text:style-name="T4"> </text:span><text:span text:style-name="T13">&lt;stdlib.h&gt;</text:span></text:p>
        </text:list-item>
        <text:list-item>
          <text:p text:style-name="Programmation"><text:span text:style-name="T12">#include</text:span><text:span text:style-name="T4"> </text:span><text:span text:style-name="T13">&lt;stdio.h&gt;</text:span></text:p>
        </text:list-item>
        <text:list-item>
          <text:p text:style-name="Programmation"><text:span text:style-name="T12">#include</text:span><text:span text:style-name="T4"> </text:span><text:span text:style-name="T13">&lt;time.h&gt;</text:span></text:p>
        </text:list-item>
        <text:list-item>
          <text:p text:style-name="Programmation"><text:span text:style-name="T12">#include</text:span><text:span text:style-name="T4"> </text:span><text:span text:style-name="T13">&lt;pthread.h&gt;</text:span></text:p>
        </text:list-item>
        <text:list-item>
          <text:p text:style-name="P14"/>
        </text:list-item>
        <text:list-item>
          <text:p text:style-name="P10"><text:soft-page-break/>/* Les deux threads */</text:p>
        </text:list-item>
        <text:list-item>
          <text:p text:style-name="Programmation"><text:span text:style-name="T4">pthread_t th1,th2;</text:span></text:p>
        </text:list-item>
        <text:list-item>
          <text:p text:style-name="P14"/>
        </text:list-item>
        <text:list-item>
          <text:p text:style-name="P10">/* Le sémaphore */</text:p>
        </text:list-item>
        <text:list-item>
          <text:p text:style-name="Programmation"><text:span text:style-name="T4">pthread_mutex_t semaphore_mutex </text:span><text:span text:style-name="T21">=</text:span><text:span text:style-name="T4"> PTHREAD_MUTEX_INITIALIZER;</text:span></text:p>
        </text:list-item>
        <text:list-item>
          <text:p text:style-name="P14"/>
        </text:list-item>
        <text:list-item>
          <text:p text:style-name="P10">/* La donnée critique */</text:p>
        </text:list-item>
        <text:list-item>
          <text:p text:style-name="Programmation"><text:span text:style-name="T14">int</text:span><text:span text:style-name="T4"> donnee_critique;</text:span></text:p>
        </text:list-item>
        <text:list-item>
          <text:p text:style-name="P14"/>
        </text:list-item>
        <text:list-item>
          <text:p text:style-name="P10">/* La structure pour attendre n nano secondes */</text:p>
        </text:list-item>
        <text:list-item>
          <text:p text:style-name="Programmation"><text:span text:style-name="T26">struct</text:span><text:span text:style-name="T4"> timespec attente </text:span><text:span text:style-name="T21">=</text:span><text:span text:style-name="T4"> {</text:span><text:span text:style-name="T21">0</text:span><text:span text:style-name="T4">,} ;</text:span></text:p>
        </text:list-item>
        <text:list-item>
          <text:p text:style-name="P14"/>
        </text:list-item>
        <text:list-item>
          <text:p text:style-name="P10">/*</text:p>
        </text:list-item>
        <text:list-item>
          <text:p text:style-name="P10"><text:s/>* La fonction leThread contient le code du thread</text:p>
        </text:list-item>
        <text:list-item>
          <text:p text:style-name="P10"><text:s/>*/</text:p>
        </text:list-item>
        <text:list-item>
          <text:p text:style-name="Programmation"><text:span text:style-name="T14">void</text:span><text:span text:style-name="T21">*</text:span><text:span text:style-name="T4"> </text:span><text:span text:style-name="T22">leThread</text:span><text:span text:style-name="T4">(</text:span><text:span text:style-name="T14">void</text:span><text:span text:style-name="T21">*</text:span><text:span text:style-name="T4"> arg)</text:span></text:p>
        </text:list-item>
        <text:list-item>
          <text:p text:style-name="P35"><text:span text:style-name="T4">{ </text:span></text:p>
        </text:list-item>
        <text:list-item>
          <text:p text:style-name="P35"><text:span text:style-name="T4"><text:s text:c="4"/></text:span><text:span text:style-name="T14">int</text:span><text:span text:style-name="T4"> i;</text:span></text:p>
        </text:list-item>
        <text:list-item>
          <text:p text:style-name="Programmation"><text:span text:style-name="T4"><text:s text:c="4"/></text:span><text:span text:style-name="T14">char</text:span><text:span text:style-name="T4"> </text:span><text:span text:style-name="T21">*</text:span><text:span text:style-name="T4">ch;</text:span></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text:span><text:span text:style-name="T14">long</text:span><text:span text:style-name="T4"> nbNano;</text:span></text:p>
        </text:list-item>
        <text:list-item>
          <text:p text:style-name="Programmation"><text:span text:style-name="T4"><text:s text:c="4"/>ch </text:span><text:span text:style-name="T21">=</text:span><text:span text:style-name="T4"> (</text:span><text:span text:style-name="T14">char</text:span><text:span text:style-name="T21">*</text:span><text:span text:style-name="T4">) arg;</text:span></text:p>
        </text:list-item>
        <text:list-item>
          <text:p text:style-name="Programmation"><text:span text:style-name="T4"><text:s text:c="4"/>p.sched_priority </text:span><text:span text:style-name="T21">=</text:span><text:span text:style-name="T4"> </text:span><text:span text:style-name="T21">1</text:span><text:span text:style-name="T4">;</text:span></text:p>
        </text:list-item>
        <text:list-item>
          <text:p text:style-name="P14"/>
        </text:list-item>
        <text:list-item>
          <text:p text:style-name="Programmation"><text:span text:style-name="T4"><text:s text:c="4"/></text:span><text:span text:style-name="T13">/* Le thread positionne les parametres de son propre</text:span></text:p>
        </text:list-item>
        <text:list-item>
          <text:p text:style-name="P10"><text:s text:c="5"/>* ordonnancement en s'identifiant pthread_self()</text:p>
        </text:list-item>
        <text:list-item>
          <text:p text:style-name="P12"><text:s text:c="5"/>* Le type de thread est de type temps reel FIFO avec SCHED_FIFO.</text:p>
        </text:list-item>
        <text:list-item>
          <text:p text:style-name="P12"><text:s text:c="5"/>* Les paramètres d'ordonnancement sont définis dans la structure p</text:p>
        </text:list-item>
        <text:list-item>
          <text:p text:style-name="P10"><text:s text:c="5"/>*/</text:p>
        </text:list-item>
        <text:list-item>
          <text:p text:style-name="Programmation"><text:span text:style-name="T4"><text:s text:c="4"/>pthread_setschedparam (pthread_self(), SCHED_FIFO, </text:span><text:span text:style-name="T21">&amp;</text:span><text:span text:style-name="T4">p);</text:span></text:p>
        </text:list-item>
        <text:list-item>
          <text:p text:style-name="Programmation"><text:span text:style-name="T4"><text:s text:c="4"/></text:span><text:span text:style-name="T26">for</text:span><text:span text:style-name="T4">(i </text:span><text:span text:style-name="T21">=</text:span><text:span text:style-name="T4"> </text:span><text:span text:style-name="T21">1</text:span><text:span text:style-name="T4">; i </text:span><text:span text:style-name="T21">&lt;=</text:span><text:span text:style-name="T4"> </text:span><text:span text:style-name="T21">50</text:span><text:span text:style-name="T4">; i</text:span><text:span text:style-name="T21">++</text:span><text:span text:style-name="T4">) {</text:span></text:p>
        </text:list-item>
        <text:list-item>
          <text:p text:style-name="P35"><text:span text:style-name="T4"><text:s text:c="8"/></text:span><text:span text:style-name="T26">if</text:span><text:span text:style-name="T4"> (pthread_mutex_lock( </text:span><text:span text:style-name="T21">&amp;</text:span><text:span text:style-name="T4">semaphore_mutex)) {</text:span></text:p>
        </text:list-item>
        <text:list-item>
          <text:p text:style-name="P35"><text:span text:style-name="T4"><text:s text:c="12"/>printf(</text:span><text:span text:style-name="T23">"Erreur de verrouillage</text:span><text:span text:style-name="T24">\n</text:span><text:span text:style-name="T23">"</text:span><text:span text:style-name="T4">);</text:span></text:p>
        </text:list-item>
        <text:list-item>
          <text:p text:style-name="Programmation"><text:span text:style-name="T4"><text:s text:c="12"/></text:span><text:span text:style-name="T26">return</text:span><text:span text:style-name="T4"> (</text:span><text:span text:style-name="T14">void</text:span><text:span text:style-name="T21">*</text:span><text:span text:style-name="T4">);</text:span></text:p>
        </text:list-item>
        <text:list-item>
          <text:p text:style-name="Programmation"><text:span text:style-name="T4"><text:s text:c="8"/>}</text:span></text:p>
        </text:list-item>
        <text:list-item>
          <text:p text:style-name="P14"/>
        </text:list-item>
        <text:list-item>
          <text:p text:style-name="Programmation"><text:span text:style-name="T4"><text:s text:c="8"/>printf(</text:span><text:span text:style-name="T23">"debut sect. crit. thread nu %s"</text:span><text:span text:style-name="T4">,arg);</text:span></text:p>
        </text:list-item>
        <text:list-item>
          <text:p text:style-name="P22"><text:s/></text:p>
        </text:list-item>
        <text:list-item>
          <text:p text:style-name="P35"><text:span text:style-name="T4"><text:s text:c="8"/></text:span><text:span text:style-name="T26">if</text:span><text:span text:style-name="T4"> (ch[</text:span><text:span text:style-name="T21">0</text:span><text:span text:style-name="T4">] </text:span><text:span text:style-name="T21">==</text:span><text:span text:style-name="T4"> </text:span><text:span text:style-name="T23">'1'</text:span><text:span text:style-name="T4">) {</text:span></text:p>
        </text:list-item>
        <text:list-item>
          <text:p text:style-name="Programmation"><text:span text:style-name="T4"><text:s text:c="12"/>donnee_critique</text:span><text:span text:style-name="T21">++</text:span><text:span text:style-name="T4">;</text:span></text:p>
        </text:list-item>
        <text:list-item>
          <text:p text:style-name="Programmation"><text:span text:style-name="T4"><text:s text:c="8"/>}</text:span></text:p>
        </text:list-item>
        <text:list-item>
          <text:p text:style-name="Programmation"><text:span text:style-name="T4"><text:s text:c="8"/></text:span><text:span text:style-name="T26">else</text:span><text:span text:style-name="T4"> {</text:span></text:p>
        </text:list-item>
        <text:list-item>
          <text:p text:style-name="Programmation"><text:span text:style-name="T4"><text:s text:c="12"/>donnee_critique;</text:span></text:p>
        </text:list-item>
        <text:list-item>
          <text:p text:style-name="Programmation"><text:span text:style-name="T4"><text:s text:c="8"/>}</text:span></text:p>
        </text:list-item>
        <text:list-item>
          <text:p text:style-name="P14"/>
        </text:list-item>
        <text:list-item>
          <text:p text:style-name="Programmation"><text:span text:style-name="T4"><text:s text:c="8"/>printf(</text:span><text:span text:style-name="T23">" Don. crit. %d"</text:span><text:span text:style-name="T4">,donnee_critique);</text:span></text:p>
        </text:list-item>
        <text:list-item>
          <text:p text:style-name="Programmation"><text:span text:style-name="T4"><text:s text:c="8"/>nbNano</text:span><text:span text:style-name="T21">=</text:span><text:span text:style-name="T4">rand();</text:span></text:p>
        </text:list-item>
        <text:list-item>
          <text:p text:style-name="Programmation"><text:span text:style-name="T4"><text:s text:c="8"/>attente.tv_nsec</text:span><text:span text:style-name="T21">=</text:span><text:span text:style-name="T4">nbNano</text:span><text:span text:style-name="T21">*100</text:span><text:span text:style-name="T4">;</text:span></text:p>
        </text:list-item>
        <text:list-item>
          <text:p text:style-name="Programmation"><text:span text:style-name="T4"><text:s text:c="8"/>nanosleep(</text:span><text:span text:style-name="T21">&amp;</text:span><text:span text:style-name="T4">attente,</text:span><text:span text:style-name="T26">NULL</text:span><text:span text:style-name="T4">);</text:span></text:p>
        </text:list-item>
        <text:list-item>
          <text:p text:style-name="Programmation"><text:span text:style-name="T4"><text:s text:c="8"/>printf(</text:span><text:span text:style-name="T23">" Sortie sect crit. thread nu %s</text:span><text:span text:style-name="T24">\n</text:span><text:span text:style-name="T23">"</text:span><text:span text:style-name="T4">,arg);</text:span></text:p>
        </text:list-item>
        <text:list-item>
          <text:p text:style-name="P35"><text:span text:style-name="T4"><text:s text:c="8"/></text:span><text:span text:style-name="T26">if</text:span><text:span text:style-name="T4"> (pthread_mutex_unlock( </text:span><text:span text:style-name="T21">&amp;</text:span><text:span text:style-name="T4">semaphore_mutex)) {</text:span></text:p>
        </text:list-item>
        <text:list-item>
          <text:p text:style-name="P35"><text:span text:style-name="T4"><text:s text:c="12"/>printf(</text:span><text:span text:style-name="T23">"Erreur de déverrouillage</text:span><text:span text:style-name="T24">\n</text:span><text:span text:style-name="T23">"</text:span><text:span text:style-name="T4">);</text:span></text:p>
        </text:list-item>
        <text:list-item>
          <text:p text:style-name="Programmation"><text:span text:style-name="T4"><text:s text:c="12"/></text:span><text:span text:style-name="T26">return</text:span><text:span text:style-name="T4"> (</text:span><text:span text:style-name="T14">void</text:span><text:span text:style-name="T4"> </text:span><text:span text:style-name="T21">*</text:span><text:span text:style-name="T4">)</text:span><text:span text:style-name="T21">1</text:span><text:span text:style-name="T4">;</text:span></text:p>
        </text:list-item>
        <text:list-item>
          <text:p text:style-name="Programmation"><text:span text:style-name="T4"><text:s text:c="8"/>}</text:span></text:p>
        </text:list-item>
        <text:list-item>
          <text:p text:style-name="P14"/>
        </text:list-item>
        <text:list-item>
          <text:p text:style-name="Programmation"><text:span text:style-name="T4"><text:s text:c="8"/>nbNano</text:span><text:span text:style-name="T21">=</text:span><text:span text:style-name="T4">rand();</text:span></text:p>
        </text:list-item>
        <text:list-item>
          <text:p text:style-name="Programmation"><text:span text:style-name="T4"><text:s text:c="8"/>attente.tv_nsec</text:span><text:span text:style-name="T21">=</text:span><text:span text:style-name="T4">nbNano;</text:span></text:p>
        </text:list-item>
        <text:list-item>
          <text:p text:style-name="Programmation"><text:span text:style-name="T4"><text:s text:c="8"/>nanosleep(</text:span><text:span text:style-name="T21">&amp;</text:span><text:span text:style-name="T4">attente,</text:span><text:span text:style-name="T26">NULL</text:span><text:span text:style-name="T4">);</text:span></text:p>
        </text:list-item>
        <text:list-item>
          <text:p text:style-name="Programmation"><text:span text:style-name="T4"><text:s text:c="4"/>}</text:span></text:p>
        </text:list-item>
        <text:list-item>
          <text:p text:style-name="P22"><text:s text:c="4"/></text:p>
        </text:list-item>
        <text:list-item>
          <text:p text:style-name="P35"><text:span text:style-name="T4"><text:s text:c="4"/></text:span><text:span text:style-name="T26">return</text:span><text:span text:style-name="T4"> (</text:span><text:span text:style-name="T14">void</text:span><text:span text:style-name="T4"> </text:span><text:span text:style-name="T21">*</text:span><text:span text:style-name="T4">)</text:span><text:span text:style-name="T21">0</text:span><text:span text:style-name="T4">;</text:span></text:p>
        </text:list-item>
        <text:list-item>
          <text:p text:style-name="P14">}</text:p>
        </text:list-item>
        <text:list-item>
          <text:p text:style-name="P14"/>
        </text:list-item>
        <text:list-item>
          <text:p text:style-name="Programmation"><text:soft-page-break/><text:span text:style-name="T19">int</text:span><text:span text:style-name="T10"> </text:span><text:span text:style-name="T22">main</text:span><text:span text:style-name="T4">()</text:span></text:p>
        </text:list-item>
        <text:list-item>
          <text:p text:style-name="P22">{</text:p>
          <text:list>
            <text:list-item>
              <text:list>
                <text:list-item>
                  <text:p text:style-name="P35"><text:span text:style-name="T4"><text:s text:c="4"/>srand(time(</text:span><text:span text:style-name="T26">NULL</text:span><text:span text:style-name="T4">));</text:span></text:p>
                </text:list-item>
              </text:list>
            </text:list-item>
          </text:list>
        </text:list-item>
        <text:list-item>
          <text:p text:style-name="P14"/>
        </text:list-item>
        <text:list-item>
          <text:p text:style-name="Programmation"><text:span text:style-name="T4"><text:s text:c="4"/></text:span><text:span text:style-name="T26">if</text:span><text:span text:style-name="T4"> ( pthread_mutex_init(</text:span><text:span text:style-name="T21">&amp;</text:span><text:span text:style-name="T4">semaphore_mutex,</text:span><text:span text:style-name="T26">NULL</text:span><text:span text:style-name="T4">)) {</text:span></text:p>
        </text:list-item>
        <text:list-item>
          <text:p text:style-name="Programmation"><text:span text:style-name="T4"><text:s text:c="8"/>printf(</text:span><text:span text:style-name="T23">"erreur d'initialisation du sémaphore </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3</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13">/* creation du premier thread */</text:span></text:p>
        </text:list-item>
        <text:list-item>
          <text:p text:style-name="Programmation"><text:span text:style-name="T4"><text:s text:c="4"/></text:span><text:span text:style-name="T26">if</text:span><text:span text:style-name="T4"> (pthread_create(</text:span><text:span text:style-name="T21">&amp;</text:span><text:span text:style-name="T4">th1,</text:span><text:span text:style-name="T26">NULL</text:span><text:span text:style-name="T4">,leThread,</text:span><text:span text:style-name="T23">"1"</text:span><text:span text:style-name="T4">)) {</text:span></text:p>
        </text:list-item>
        <text:list-item>
          <text:p text:style-name="Programmation"><text:span text:style-name="T4"><text:s text:c="8"/>printf(</text:span><text:span text:style-name="T23">"erreur de création du premier thread</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1</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13">/* creation du deuxième thread */</text:span></text:p>
        </text:list-item>
        <text:list-item>
          <text:p text:style-name="Programmation"><text:span text:style-name="T4"><text:s text:c="4"/></text:span><text:span text:style-name="T26">if</text:span><text:span text:style-name="T4"> ( pthread_create(</text:span><text:span text:style-name="T21">&amp;</text:span><text:span text:style-name="T4">th2,</text:span><text:span text:style-name="T26">NULL</text:span><text:span text:style-name="T4">,leThread,</text:span><text:span text:style-name="T23">"2"</text:span><text:span text:style-name="T4">)) {</text:span></text:p>
        </text:list-item>
        <text:list-item>
          <text:p text:style-name="Programmation"><text:span text:style-name="T4"><text:s text:c="8"/>printf(</text:span><text:span text:style-name="T23">"erreur de création de la seconde thread</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1</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1,</text:span><text:span text:style-name="T26">NULL</text:span><text:span text:style-name="T4">)) {</text:span></text:p>
        </text:list-item>
        <text:list-item>
          <text:p text:style-name="Programmation"><text:span text:style-name="T4"><text:s text:c="8"/>printf(</text:span><text:span text:style-name="T23">"Le thread est terminé</text:span><text:span text:style-name="T24">\n</text:span><text:span text:style-name="T23">"</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th2,</text:span><text:span text:style-name="T26">NULL</text:span><text:span text:style-name="T4">)) {</text:span></text:p>
        </text:list-item>
        <text:list-item>
          <text:p text:style-name="Programmation"><text:span text:style-name="T4"><text:s text:c="8"/>printf(</text:span><text:span text:style-name="T23">"Le thread est terminé</text:span><text:span text:style-name="T24">\n</text:span><text:span text:style-name="T23">"</text:span><text:span text:style-name="T4">);</text:span></text:p>
        </text:list-item>
        <text:list-item>
          <text:p text:style-name="Programmation"><text:span text:style-name="T4"><text:s text:c="4"/>}</text:span></text:p>
        </text:list-item>
        <text:list-item>
          <text:p text:style-name="P22"><text:s text:c="4"/></text:p>
        </text:list-item>
        <text:list-item>
          <text:p text:style-name="P35"><text:span text:style-name="T4"><text:s text:c="4"/></text:span><text:span text:style-name="T26">if</text:span><text:span text:style-name="T4"> ( pthread_mutex_destroy(</text:span><text:span text:style-name="T21">&amp;</text:span><text:span text:style-name="T4">semaphore_mutex) {</text:span></text:p>
        </text:list-item>
        <text:list-item>
          <text:p text:style-name="Programmation"><text:span text:style-name="T4"><text:s text:c="8"/>printf(</text:span><text:span text:style-name="T23">"erreur de destruction du sémaphore </text:span><text:span text:style-name="T24">\n</text:span><text:span text:style-name="T23">"</text:span><text:span text:style-name="T4">);</text:span></text:p>
        </text:list-item>
        <text:list-item>
          <text:p text:style-name="P28"><text:span text:style-name="T4"><text:s text:c="4"/>}</text:span></text:p>
        </text:list-item>
        <text:list-item>
          <text:p text:style-name="P18"/>
        </text:list-item>
        <text:list-item>
          <text:p text:style-name="P28"><text:span text:style-name="T8"><text:s text:c="4"/></text:span><text:span text:style-name="T28">return</text:span><text:span text:style-name="T8"> EXIT_SUCCESS;</text:span></text:p>
        </text:list-item>
        <text:list-item>
          <text:p text:style-name="P14">}</text:p>
        </text:list-item>
      </text:list>
      <text:h text:style-name="Heading_20_3" text:outline-level="3">La déclaration du sémaphore d'exclusion mutuelle</text:h>
      <text:p text:style-name="P5">La constante <text:span text:style-name="Nom_20_Technique">PTHREAD_MUTEX_INITIALIZER</text:span> permet d'initialiser un sémaphore statique de la même manière que la fonction <text:span text:style-name="Nom_20_Technique">pthread_mutex_init</text:span> avec <text:span text:style-name="Nom_20_Technique">NULL</text:span> comme second argument. L'appel à cette fonction est donc superflue dans notre programme.</text:p>
      <text:p text:style-name="P5">C'est souvent le thread main qui initalise et détruit le sémaphore et les threads <text:span text:style-name="T32">applicatives</text:span> qui le verrouille et le déverrouille.</text:p>
      <text:p text:style-name="P33"><text:span text:style-name="T4">pthread_mutex_t semaphore_mutex </text:span><text:span text:style-name="T21">=</text:span><text:span text:style-name="T4"> PTHREAD_MUTEX_INITIALIZER;</text:span></text:p>
      <text:h text:style-name="Heading_20_3" text:outline-level="3"><text:span text:style-name="T32">L’initialisation</text:span> du sémaphore</text:h>
      <text:p text:style-name="P33"><text:span text:style-name="T14">int</text:span><text:span text:style-name="T4"> </text:span><text:span text:style-name="T22">pthread_mutex_init</text:span><text:span text:style-name="T4">(pthread_mutex_t </text:span><text:span text:style-name="T21">*</text:span><text:span text:style-name="T26">restrict</text:span><text:span text:style-name="T4"> mutex, </text:span><text:span text:style-name="T26">const</text:span><text:span text:style-name="T4"> pthread_mutexattr_t </text:span><text:span text:style-name="T21">*</text:span><text:span text:style-name="T26">restrict</text:span><text:span text:style-name="T4"> attr);</text:span></text:p>
      <text:p text:style-name="P5">Le sémaphore passé en premier argument est initialisé avec <text:span text:style-name="Nom_20_Technique">attr 1</text:span> . Cet argument est <text:span text:style-name="Nom_20_Technique">NULL</text:span> quand on utilise les valeurs par défaut. Il permet sinon de préciser des paramètres du <text:span text:style-name="Nom_20_Technique">MUTEX</text:span>.</text:p>
      <text:p text:style-name="P33"><text:soft-page-break/><text:span text:style-name="T4">pthread_mutex_init(</text:span><text:span text:style-name="T21">&amp;</text:span><text:span text:style-name="T4">semaphore_mutex,</text:span><text:span text:style-name="T26">NULL</text:span><text:span text:style-name="T4">)</text:span></text:p>
      <text:h text:style-name="Heading_20_3" text:outline-level="3">La destruction du sémaphores</text:h>
      <text:p text:style-name="P33"><text:span text:style-name="T14">int</text:span><text:span text:style-name="T4"> </text:span><text:span text:style-name="T22">pthread_mutex_destroy</text:span><text:span text:style-name="T4">(pthread_mutex_t </text:span><text:span text:style-name="T21">*</text:span><text:span text:style-name="T4">mutex);</text:span></text:p>
      <text:p text:style-name="P5">Le sémaphore que l'on passe en argument est détruit.</text:p>
      <text:p text:style-name="P33">pthread_mutex_destroy(&amp;semaphore_mutex)</text:p>
      <text:h text:style-name="Heading_20_3" text:outline-level="3">Le verrouillage du sémaphore</text:h>
      <text:p text:style-name="P33"><text:span text:style-name="T14">int</text:span><text:span text:style-name="T4"> </text:span><text:span text:style-name="T22">pthread_mutex_lock</text:span><text:span text:style-name="T4">(pthread_mutex_t </text:span><text:span text:style-name="T21">*</text:span><text:span text:style-name="T4">mutex);</text:span></text:p>
      <text:p text:style-name="P5">Le sémaphore passé en argument est verrouillé et le thread entre en section critique. Il faut noter que si le sémaphore est déjà verrouillé par un autre thread, le thread demandeur est bloqué jusqu'à ce que le sémaphore soit déverrouillé.</text:p>
      <text:p text:style-name="P33"><text:span text:style-name="T4">pthread_mutex_lock( </text:span><text:span text:style-name="T21">&amp;</text:span><text:span text:style-name="T4">semaphore_mutex)</text:span></text:p>
      <text:p text:style-name="P5">Il existe une version non bloquante de tentative de verrouillage ;</text:p>
      <text:p text:style-name="P33"><text:span text:style-name="T14">int</text:span><text:span text:style-name="T4"> </text:span><text:span text:style-name="T22">pthread_mutex_trylock</text:span><text:span text:style-name="T4">(pthread_mutex_t </text:span><text:span text:style-name="T21">*</text:span><text:span text:style-name="T4">mutex);</text:span></text:p>
      <text:h text:style-name="Heading_20_3" text:outline-level="3">Le déverrouillage du sémaphore</text:h>
      <text:p text:style-name="P33"><text:span text:style-name="T14">int</text:span><text:span text:style-name="T4"> </text:span><text:span text:style-name="T22">pthread_mutex_unlock</text:span><text:span text:style-name="T4">(pthread_mutex_t </text:span><text:span text:style-name="T21">*</text:span><text:span text:style-name="T4">mutex);</text:span></text:p>
      <text:p text:style-name="P5">Le sémaphore est déverrouillé. Si un thread est alors bloqué sur une tentative de verrouillage, le sémaphore reste verrouillé et le thread préalablement bloqué entre en section critique.</text:p>
      <text:p text:style-name="P33">pthread_mutex_unlock( &amp;semaphore_mutex)</text:p>
      <text:h text:style-name="Heading_20_2" text:outline-level="2">Le schéma producteur / consommateur</text:h>
      <text:p text:style-name="P5">Le schéma producteur consommateur concerne deux threads. Le producteur signal une production au consommateur et le consommateur, après avoir consommé, signale au producteur qu'il peut à nouveau produire. Le schéma garantit que le producteur est bloqué tant que le consommateur n'a pas consommé et, inversement, que le consommateur est bloqué tant que le producteur n'a pas produit.</text:p>
      <text:p text:style-name="P5">Le nombre de productions autorisées avant que le blocage intervienne est défini par la valeur initiale du sémaphore.</text:p>
      <text:p text:style-name="P5">Le sémaphore avec compteur implémente en fait le sémaphore au sens de Dijkstra.</text:p>
      <text:p text:style-name="P33"><text:soft-page-break/><text:span text:style-name="T14">int</text:span><text:span text:style-name="T4"> </text:span><text:span text:style-name="T22">pthread_mutexattr_init</text:span><text:span text:style-name="T4">(pthread_mutexattr_t </text:span><text:span text:style-name="T21">*</text:span><text:span text:style-name="T4">attr);</text:span></text:p>
      <text:p text:style-name="P33"><text:span text:style-name="T14">int</text:span><text:span text:style-name="T4"> </text:span><text:span text:style-name="T22">pthread_mutexattr_getprioceiling</text:span><text:span text:style-name="T4">(</text:span><text:span text:style-name="T26">const</text:span><text:span text:style-name="T4"> pthread_mutexattr_t </text:span><text:span text:style-name="T21">*</text:span></text:p>
      <text:p text:style-name="P33"><text:span text:style-name="T26">restrict</text:span><text:span text:style-name="T4"> attr, </text:span><text:span text:style-name="T14">int</text:span><text:span text:style-name="T4"> </text:span><text:span text:style-name="T21">*</text:span><text:span text:style-name="T26">restrict</text:span><text:span text:style-name="T4"> prioceiling);</text:span></text:p>
      <text:p text:style-name="P33"><text:span text:style-name="T14">int</text:span><text:span text:style-name="T4"> </text:span><text:span text:style-name="T22">pthread_mutexattr_setprioceiling</text:span><text:span text:style-name="T4">(pthread_mutexattr_t </text:span><text:span text:style-name="T21">*</text:span><text:span text:style-name="T4">attr,</text:span></text:p>
      <text:p text:style-name="P33"><text:span text:style-name="T14">int</text:span><text:span text:style-name="T4"> prioceiling);</text:span></text:p>
      <text:p text:style-name="Programmation_20_Titre">producteurconsommateur.c</text:p>
      <text:list xml:id="list3360196320752" text:continue-list="list3360065429819" text:style-name="Numbering_20_1">
        <text:list-item text:start-value="1">
          <text:p text:style-name="Programmation">/*</text:p>
        </text:list-item>
        <text:list-item>
          <text:p text:style-name="Programmation">programme producteurconsommateur.c</text:p>
        </text:list-item>
        <text:list-item>
          <text:p text:style-name="Programmation">auteur Gilles GOUBET, Écrit en mars 2010</text:p>
        </text:list-item>
        <text:list-item>
          <text:p text:style-name="Programmation">Ce programme active un module Qui exÉcute deux threads</text:p>
        </text:list-item>
        <text:list-item>
          <text:p text:style-name="Programmation">qui fonctionnent selon le shema producteur consommateur.</text:p>
        </text:list-item>
        <text:list-item>
          <text:p text:style-name="Programmation">Le premier écrit dans un caractère que lit le second.</text:p>
        </text:list-item>
        <text:list-item>
          <text:p text:style-name="Programmation">Deux sémaphores règlent l'accès a ce caractère.</text:p>
        </text:list-item>
        <text:list-item>
          <text:p text:style-name="Programmation">*/</text:p>
        </text:list-item>
        <text:list-item>
          <text:p text:style-name="Programmation"/>
        </text:list-item>
        <text:list-item>
          <text:p text:style-name="Programmation">#include &lt;time.h&gt;</text:p>
        </text:list-item>
        <text:list-item>
          <text:p text:style-name="Programmation"><text:span text:style-name="T12">#include</text:span><text:span text:style-name="T4"> </text:span><text:span text:style-name="T13">&lt;pthread.h&gt;</text:span></text:p>
        </text:list-item>
        <text:list-item>
          <text:p text:style-name="Programmation"><text:span text:style-name="T12">#include</text:span><text:span text:style-name="T4"> </text:span><text:span text:style-name="T13">&lt;semaphore.h&gt;</text:span></text:p>
        </text:list-item>
        <text:list-item>
          <text:p text:style-name="Programmation"><text:span text:style-name="T12">#include</text:span><text:span text:style-name="T4"> </text:span><text:span text:style-name="T13">&lt;unistd.h&gt;</text:span></text:p>
        </text:list-item>
        <text:list-item>
          <text:p text:style-name="P14"/>
        </text:list-item>
        <text:list-item>
          <text:p text:style-name="Programmation"><text:span text:style-name="T4">pthread_t prod,cons; </text:span><text:span text:style-name="T13">/* Deux descripteurs de thread */</text:span></text:p>
        </text:list-item>
        <text:list-item>
          <text:p text:style-name="P14"/>
        </text:list-item>
        <text:list-item>
          <text:p text:style-name="P10">/* les sémaphores */</text:p>
        </text:list-item>
        <text:list-item>
          <text:p text:style-name="Programmation"><text:span text:style-name="T4">sem_t sem_prod, sem_cons;</text:span></text:p>
        </text:list-item>
        <text:list-item>
          <text:p text:style-name="Programmation"><text:span text:style-name="T14">char</text:span><text:span text:style-name="T4"> buffer;</text:span></text:p>
        </text:list-item>
        <text:list-item>
          <text:p text:style-name="P14"/>
        </text:list-item>
        <text:list-item>
          <text:p text:style-name="P10">/*</text:p>
        </text:list-item>
        <text:list-item>
          <text:p text:style-name="P13"><text:s/>* Le producteur</text:p>
        </text:list-item>
        <text:list-item>
          <text:p text:style-name="P10"><text:s/>*/</text:p>
        </text:list-item>
        <text:list-item>
          <text:p text:style-name="Programmation"><text:span text:style-name="T14">void</text:span><text:span text:style-name="T21">*</text:span><text:span text:style-name="T4"> </text:span><text:span text:style-name="T22">leProducteur</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text:span><text:span text:style-name="T14">char</text:span><text:span text:style-name="T4"> c</text:span><text:span text:style-name="T21">=</text:span><text:span text:style-name="T23">'A'</text:span><text:span text:style-name="T4">;</text:span></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p.sched_priority </text:span><text:span text:style-name="T21">=</text:span><text:span text:style-name="T4"> </text:span><text:span text:style-name="T21">1</text:span><text:span text:style-name="T4">;</text:span></text:p>
        </text:list-item>
        <text:list-item>
          <text:p text:style-name="Programmation"><text:span text:style-name="T4"><text:s text:c="4"/>pthread_setschedparam (pthread_self(), SCHED_FIFO, </text:span><text:span text:style-name="T21">&amp;</text:span><text:span text:style-name="T4">p);</text:span></text:p>
        </text:list-item>
        <text:list-item>
          <text:p text:style-name="P14"/>
        </text:list-item>
        <text:list-item>
          <text:p text:style-name="P36"><text:span text:style-name="T4"><text:s text:c="4"/></text:span><text:span text:style-name="T20">char</text:span><text:span text:style-name="T11"> c;</text:span><text:span text:style-name="T4"> <text:s text:c="3"/></text:span></text:p>
        </text:list-item>
        <text:list-item>
          <text:p text:style-name="P36"><text:span text:style-name="T4"><text:s text:c="4"/></text:span><text:span text:style-name="T26">do</text:span><text:span text:style-name="T4"> {</text:span></text:p>
        </text:list-item>
        <text:list-item>
          <text:p text:style-name="Programmation"><text:span text:style-name="T4"><text:s text:c="7"/>sem_wait(</text:span><text:span text:style-name="T21">&amp;</text:span><text:span text:style-name="T4">sem_prod);</text:span></text:p>
        </text:list-item>
        <text:list-item>
          <text:p text:style-name="Programmation"><text:span text:style-name="T4"><text:s text:c="7"/>c</text:span><text:span text:style-name="T21">++</text:span><text:span text:style-name="T4">;</text:span></text:p>
        </text:list-item>
        <text:list-item>
          <text:p text:style-name="Programmation"><text:span text:style-name="T4"><text:s text:c="7"/>printf(</text:span><text:span text:style-name="T23">"Caractere ecrit %c</text:span><text:span text:style-name="T24">\n</text:span><text:span text:style-name="T23">"</text:span><text:span text:style-name="T4">,c);</text:span></text:p>
        </text:list-item>
        <text:list-item>
          <text:p text:style-name="Programmation"><text:span text:style-name="T4"><text:s text:c="7"/>buffer</text:span><text:span text:style-name="T21">=</text:span><text:span text:style-name="T4">c;</text:span></text:p>
        </text:list-item>
        <text:list-item>
          <text:p text:style-name="Programmation"><text:span text:style-name="T4"><text:s text:c="7"/>sem_post(</text:span><text:span text:style-name="T21">&amp;</text:span><text:span text:style-name="T4">sem_cons);</text:span></text:p>
        </text:list-item>
        <text:list-item>
          <text:p text:style-name="Programmation"><text:span text:style-name="T4"><text:s text:c="4"/>} </text:span><text:span text:style-name="T26">while</text:span><text:span text:style-name="T4"> (c </text:span><text:span text:style-name="T21">!=</text:span><text:span text:style-name="T4"> </text:span><text:span text:style-name="T23">'Z'</text:span><text:span text:style-name="T4">);</text:span></text:p>
        </text:list-item>
        <text:list-item>
          <text:p text:style-name="P14"/>
        </text:list-item>
        <text:list-item>
          <text:p text:style-name="Programmation"><text:span text:style-name="T4"><text:s text:c="4"/></text:span><text:span text:style-name="T26">return</text:span><text:span text:style-name="T4"> </text:span><text:span text:style-name="T21">0</text:span><text:span text:style-name="T4">;</text:span></text:p>
        </text:list-item>
        <text:list-item>
          <text:p text:style-name="P14">}</text:p>
        </text:list-item>
        <text:list-item>
          <text:p text:style-name="P14"/>
        </text:list-item>
        <text:list-item>
          <text:p text:style-name="P10">/*</text:p>
        </text:list-item>
        <text:list-item>
          <text:p text:style-name="P10"><text:s/>* Le consommateur</text:p>
        </text:list-item>
        <text:list-item>
          <text:p text:style-name="P10"><text:s/>*/</text:p>
        </text:list-item>
        <text:list-item>
          <text:p text:style-name="Programmation"><text:span text:style-name="T14">void</text:span><text:span text:style-name="T21">*</text:span><text:span text:style-name="T4"> </text:span><text:span text:style-name="T22">leConsommateur</text:span><text:span text:style-name="T4">(</text:span><text:span text:style-name="T14">void</text:span><text:span text:style-name="T4"> </text:span><text:span text:style-name="T21">*</text:span><text:span text:style-name="T4"> arg)</text:span></text:p>
        </text:list-item>
        <text:list-item>
          <text:p text:style-name="P14">{</text:p>
        </text:list-item>
        <text:list-item>
          <text:p text:style-name="Programmation"><text:span text:style-name="T4"><text:s text:c="4"/></text:span><text:span text:style-name="T26">struct</text:span><text:span text:style-name="T4"> sched_param p;</text:span></text:p>
        </text:list-item>
        <text:list-item>
          <text:p text:style-name="Programmation"><text:span text:style-name="T4"><text:s text:c="4"/></text:span><text:span text:style-name="T26">struct</text:span><text:span text:style-name="T4"> timespec temps;</text:span></text:p>
        </text:list-item>
        <text:list-item>
          <text:p text:style-name="Programmation"><text:span text:style-name="T4"><text:s text:c="4"/></text:span><text:span text:style-name="T14">char</text:span><text:span text:style-name="T4"> c;</text:span></text:p>
        </text:list-item>
        <text:list-item>
          <text:p text:style-name="Programmation"><text:span text:style-name="T4"><text:s text:c="4"/>temps.tv_sec</text:span><text:span text:style-name="T21">=0</text:span><text:span text:style-name="T4">;</text:span></text:p>
        </text:list-item>
        <text:list-item>
          <text:p text:style-name="Programmation"><text:span text:style-name="T4"><text:s text:c="4"/>temps.tv_nsec</text:span><text:span text:style-name="T21">=3000000</text:span><text:span text:style-name="T4">;</text:span></text:p>
        </text:list-item>
        <text:list-item>
          <text:p text:style-name="Programmation"><text:span text:style-name="T4"><text:s text:c="4"/>p.sched_priority </text:span><text:span text:style-name="T21">=</text:span><text:span text:style-name="T4"> </text:span><text:span text:style-name="T21">1</text:span><text:span text:style-name="T4">;</text:span></text:p>
        </text:list-item>
        <text:list-item>
          <text:p text:style-name="Programmation"><text:soft-page-break/><text:span text:style-name="T4"><text:s text:c="4"/>pthread_setschedparam (pthread_self(), SCHED_FIFO, </text:span><text:span text:style-name="T21">&amp;</text:span><text:span text:style-name="T4">p);</text:span></text:p>
        </text:list-item>
        <text:list-item>
          <text:p text:style-name="Programmation"><text:span text:style-name="T4"><text:s text:c="4"/>nanosleep(</text:span><text:span text:style-name="T21">&amp;</text:span><text:span text:style-name="T4">temps,</text:span><text:span text:style-name="T26">NULL</text:span><text:span text:style-name="T4">);</text:span></text:p>
        </text:list-item>
        <text:list-item>
          <text:p text:style-name="P23"><text:s text:c="4"/></text:p>
        </text:list-item>
        <text:list-item>
          <text:p text:style-name="P36"><text:span text:style-name="T4"><text:s text:c="4"/></text:span><text:span text:style-name="T26">do</text:span><text:span text:style-name="T4"> {</text:span></text:p>
        </text:list-item>
        <text:list-item>
          <text:p text:style-name="Programmation"><text:span text:style-name="T4"><text:s text:c="8"/>sem_wait(</text:span><text:span text:style-name="T21">&amp;</text:span><text:span text:style-name="T4">sem_cons);</text:span></text:p>
        </text:list-item>
        <text:list-item>
          <text:p text:style-name="Programmation"><text:span text:style-name="T4"><text:s text:c="8"/>c </text:span><text:span text:style-name="T21">=</text:span><text:span text:style-name="T4"> buffer;</text:span></text:p>
        </text:list-item>
        <text:list-item>
          <text:p text:style-name="Programmation"><text:span text:style-name="T4"><text:s text:c="8"/>printf(</text:span><text:span text:style-name="T23">"Caractere lu %c</text:span><text:span text:style-name="T24">\n</text:span><text:span text:style-name="T23">"</text:span><text:span text:style-name="T4">,c);</text:span></text:p>
        </text:list-item>
        <text:list-item>
          <text:p text:style-name="Programmation"><text:span text:style-name="T4"><text:s text:c="8"/>sem_post(</text:span><text:span text:style-name="T21">&amp;</text:span><text:span text:style-name="T4">sem_prod);</text:span></text:p>
        </text:list-item>
        <text:list-item>
          <text:p text:style-name="Programmation"><text:span text:style-name="T4"><text:s text:c="4"/>} </text:span><text:span text:style-name="T26">while</text:span><text:span text:style-name="T4">(c </text:span><text:span text:style-name="T21">!=</text:span><text:span text:style-name="T4"> </text:span><text:span text:style-name="T23">'Z'</text:span><text:span text:style-name="T4">);</text:span></text:p>
        </text:list-item>
        <text:list-item>
          <text:p text:style-name="P14"/>
        </text:list-item>
        <text:list-item>
          <text:p text:style-name="Programmation"><text:span text:style-name="T4"><text:s text:c="4"/></text:span><text:span text:style-name="T26">return</text:span><text:span text:style-name="T4"> </text:span><text:span text:style-name="T21">0</text:span><text:span text:style-name="T4">;</text:span></text:p>
        </text:list-item>
        <text:list-item>
          <text:p text:style-name="P14">}</text:p>
        </text:list-item>
        <text:list-item>
          <text:p text:style-name="P14"/>
        </text:list-item>
        <text:list-item>
          <text:p text:style-name="P36"><text:span text:style-name="T20">int</text:span><text:span text:style-name="T11"> </text:span><text:span text:style-name="T22">main</text:span><text:span text:style-name="T4">()</text:span></text:p>
        </text:list-item>
        <text:list-item>
          <text:p text:style-name="P23">{</text:p>
        </text:list-item>
        <text:list-item>
          <text:p text:style-name="Programmation"><text:span text:style-name="T4"><text:s text:c="4"/></text:span><text:span text:style-name="T14">int</text:span><text:span text:style-name="T4"> ret;</text:span></text:p>
        </text:list-item>
        <text:list-item>
          <text:p text:style-name="P14"/>
        </text:list-item>
        <text:list-item>
          <text:p text:style-name="P36"><text:span text:style-name="T4"><text:s text:c="4"/></text:span><text:span text:style-name="T26">if</text:span><text:span text:style-name="T4"> (sem_init(</text:span><text:span text:style-name="T21">&amp;</text:span><text:span text:style-name="T4">sem_prod,</text:span><text:span text:style-name="T21">0</text:span><text:span text:style-name="T4">,</text:span><text:span text:style-name="T21">1</text:span><text:span text:style-name="T4">)) {</text:span></text:p>
        </text:list-item>
        <text:list-item>
          <text:p text:style-name="P36"><text:span text:style-name="T4"><text:s text:c="8"/>printf(</text:span><text:span text:style-name="T23">"Erreur creation sema producteur</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4</text:span><text:span text:style-name="T4">;</text:span></text:p>
        </text:list-item>
        <text:list-item>
          <text:p text:style-name="Programmation"><text:span text:style-name="T4"><text:s text:c="4"/>}</text:span></text:p>
        </text:list-item>
        <text:list-item>
          <text:p text:style-name="P14"/>
        </text:list-item>
        <text:list-item>
          <text:p text:style-name="P36"><text:span text:style-name="T4"><text:s text:c="4"/></text:span><text:span text:style-name="T26">if</text:span><text:span text:style-name="T4"> (sem_init(</text:span><text:span text:style-name="T21">&amp;</text:span><text:span text:style-name="T4">sem_cons,</text:span><text:span text:style-name="T21">0</text:span><text:span text:style-name="T4">,</text:span><text:span text:style-name="T21">0</text:span><text:span text:style-name="T4">)) {</text:span></text:p>
        </text:list-item>
        <text:list-item>
          <text:p text:style-name="P36"><text:span text:style-name="T4"><text:s text:c="8"/>printf(</text:span><text:span text:style-name="T23">"Erreur creation sema consommateur</text:span><text:span text:style-name="T24">\n</text:span><text:span text:style-name="T23">"</text:span><text:span text:style-name="T4">);</text:span></text:p>
        </text:list-item>
        <text:list-item>
          <text:p text:style-name="Programmation"><text:span text:style-name="T4"><text:s text:c="8"/></text:span><text:span text:style-name="T26">return</text:span><text:span text:style-name="T4"> </text:span><text:span text:style-name="T21">4</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pthread_create (</text:span><text:span text:style-name="T21">&amp;</text:span><text:span text:style-name="T4">prod, </text:span><text:span text:style-name="T26">NULL</text:span><text:span text:style-name="T4">, leProducteur , </text:span><text:span text:style-name="T21">0</text:span><text:span text:style-name="T4">);</text:span></text:p>
        </text:list-item>
        <text:list-item>
          <text:p text:style-name="Programmation"><text:span text:style-name="T4"><text:s text:c="4"/>pthread_create (</text:span><text:span text:style-name="T21">&amp;</text:span><text:span text:style-name="T4">cons, </text:span><text:span text:style-name="T26">NULL</text:span><text:span text:style-name="T4">, leConsommateur , </text:span><text:span text:style-name="T21">0</text:span><text:span text:style-name="T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cons,</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text:span><text:span text:style-name="T26">if</text:span><text:span text:style-name="T4"> (</text:span><text:span text:style-name="T21">!</text:span><text:span text:style-name="T4">pthread_join(prod,</text:span><text:span text:style-name="T26">NULL</text:span><text:span text:style-name="T4">)) {</text:span></text:p>
        </text:list-item>
        <text:list-item>
          <text:p text:style-name="Programmation"><text:span text:style-name="T4"><text:s text:c="8"/>printf(</text:span><text:span text:style-name="T23">"Le thread est termine</text:span><text:span text:style-name="T24">\n</text:span><text:span text:style-name="T23">"</text:span><text:span text:style-name="T4">);</text:span></text:p>
        </text:list-item>
        <text:list-item>
          <text:p text:style-name="Programmation"><text:span text:style-name="T4"><text:s text:c="4"/>}</text:span></text:p>
        </text:list-item>
        <text:list-item>
          <text:p text:style-name="P14"/>
        </text:list-item>
        <text:list-item>
          <text:p text:style-name="Programmation"><text:span text:style-name="T4"><text:s text:c="4"/>sem_destroy(</text:span><text:span text:style-name="T21">&amp;</text:span><text:span text:style-name="T4">sem_prod);</text:span></text:p>
        </text:list-item>
        <text:list-item>
          <text:p text:style-name="Programmation"><text:span text:style-name="T4"><text:s text:c="4"/>sem_destroy(</text:span><text:span text:style-name="T21">&amp;</text:span><text:span text:style-name="T4">sem_cons);</text:span></text:p>
        </text:list-item>
        <text:list-item>
          <text:p text:style-name="P19"/>
        </text:list-item>
        <text:list-item>
          <text:p text:style-name="P29"><text:span text:style-name="T8"><text:s text:c="4"/></text:span><text:span text:style-name="T28">return</text:span><text:span text:style-name="T8"> EXIT_SUCCESS;</text:span></text:p>
        </text:list-item>
        <text:list-item>
          <text:p text:style-name="P19">}</text:p>
        </text:list-item>
      </text:list>
      <text:h text:style-name="Heading_20_3" text:outline-level="3">La déclaration du sémaphore d'exclusion mutuelle</text:h>
      <text:p text:style-name="P33"><text:span text:style-name="T4">sem_t sem_prod, sem_cons;</text:span></text:p>
      <text:h text:style-name="Heading_20_3" text:outline-level="3"><text:span text:style-name="T34">L’initialisation</text:span> du sémaphore</text:h>
      <text:p text:style-name="P33"><text:span text:style-name="T12">#include</text:span><text:span text:style-name="T4"> </text:span><text:span text:style-name="T13">&lt;semaphore.h&gt;</text:span></text:p>
      <text:p text:style-name="P33"><text:span text:style-name="T14">int</text:span><text:span text:style-name="T4"> </text:span><text:span text:style-name="T22">sem_init</text:span><text:span text:style-name="T4">(sem_t </text:span><text:span text:style-name="T21">*</text:span><text:span text:style-name="T4">sem, </text:span><text:span text:style-name="T14">int</text:span><text:span text:style-name="T4"> pshared, </text:span><text:span text:style-name="T14">unsigned</text:span><text:span text:style-name="T4"> </text:span><text:span text:style-name="T14">int</text:span><text:span text:style-name="T4"> value);</text:span></text:p>
      <text:p text:style-name="P5">La fonction <text:span text:style-name="Nom_20_Technique">sem_init initalise</text:span> le sémaphore <text:span text:style-name="Nom_20_Technique">sem</text:span>. Quand l'entier <text:span text:style-name="Nom_20_Technique">pshared</text:span> vaut 0, cela veut dire que le sémaphore est partagé par les threads du process (c'est notre cas) ou par des process sinon.</text:p>
      <text:p text:style-name="P5"><text:soft-page-break/>L'entier <text:span text:style-name="Nom_20_Technique">value</text:span> est la valeur initiale du sémaphore. Pour le producteur, cette valeur est souvent la taille du buffer dans lequel est stocké chaque production et, pour le consommateur 0.</text:p>
      <text:p text:style-name="P5">Dans notre cas le producteur ne peut produire qu'une fois (valeur 1) et le consommateur ne peut pas consommer tant qu'une production n'a pas été réalisée (valeur 0).</text:p>
      <text:p text:style-name="P33">sem_init(&amp;sem_prod,0,1)</text:p>
      <text:p text:style-name="P33">sem_init(&amp;sem_cons,0,0)</text:p>
      <text:h text:style-name="Heading_20_3" text:outline-level="3">La destruction du sémaphore</text:h>
      <text:p text:style-name="P33"><text:span text:style-name="T12">#include</text:span><text:span text:style-name="T4"> </text:span><text:span text:style-name="T13">&lt;semaphore.h&gt;</text:span></text:p>
      <text:p text:style-name="P33"><text:span text:style-name="T12"/></text:p>
      <text:p text:style-name="P33"><text:span text:style-name="T14">int</text:span><text:span text:style-name="T4"> </text:span><text:span text:style-name="T22">sem_destroy</text:span><text:span text:style-name="T4">(sem_t </text:span><text:span text:style-name="T21">*</text:span><text:span text:style-name="T4">sem);</text:span></text:p>
      <text:p text:style-name="P33"><text:span text:style-name="T4"/></text:p>
      <text:p text:style-name="P33"><text:span text:style-name="T4">sem_destroy(</text:span><text:span text:style-name="T21">&amp;</text:span><text:span text:style-name="T4">sem_prod);</text:span></text:p>
      <text:p text:style-name="P33"><text:span text:style-name="T4">sem_destroy(</text:span><text:span text:style-name="T21">&amp;</text:span><text:span text:style-name="T4">sem_cons);</text:span></text:p>
      <text:h text:style-name="Heading_20_3" text:outline-level="3">La demande de consommation ou de production</text:h>
      <text:p text:style-name="P33"><text:span text:style-name="T14">int</text:span><text:span text:style-name="T4"> </text:span><text:span text:style-name="T22">sem_wait</text:span><text:span text:style-name="T4">(sem_t </text:span><text:span text:style-name="T21">*</text:span><text:span text:style-name="T4">sem);</text:span></text:p>
      <text:p text:style-name="P5">La fonction sem_wait décrémente le compteur du sémaphore. Si le compteur devient négatif, le thread demandeur est bloqué tant que le compteur ne devient pas positif.</text:p>
      <text:p text:style-name="P33"><text:span text:style-name="T4">sem_wait(</text:span><text:span text:style-name="T21">&amp;</text:span><text:span text:style-name="T4">sem_prod);</text:span></text:p>
      <text:p text:style-name="P33"><text:span text:style-name="T4">sem_wait(</text:span><text:span text:style-name="T21">&amp;</text:span><text:span text:style-name="T4">sem_cons);</text:span></text:p>
      <text:h text:style-name="Heading_20_3" text:outline-level="3">L'activation du producteur ou du consommateur</text:h>
      <text:p text:style-name="P33"><text:span text:style-name="T12">#include</text:span><text:span text:style-name="T4"> </text:span><text:span text:style-name="T13">&lt;semaphore.h&gt;</text:span></text:p>
      <text:p text:style-name="P33"><text:span text:style-name="T12"/></text:p>
      <text:p text:style-name="P33"><text:span text:style-name="T14">int</text:span><text:span text:style-name="T4"> </text:span><text:span text:style-name="T22">sem_post</text:span><text:span text:style-name="T4">(sem_t </text:span><text:span text:style-name="T21">*</text:span><text:span text:style-name="T4">sem);</text:span></text:p>
      <text:p text:style-name="P5">La fonction <text:span text:style-name="Nom_20_Technique">sem_post</text:span> incrémente le sémaphore. Si le compteur devient positif est qu'un thread est bloqué sur le sémaphore alors le thread bloqué entre en section critique.</text:p>
      <text:p text:style-name="P33"><text:span text:style-name="T4">sem_post(</text:span><text:span text:style-name="T21">&amp;</text:span><text:span text:style-name="T4">sem_prod);</text:span></text:p>
      <text:p text:style-name="P33"><text:span text:style-name="T4">sem_post(</text:span><text:span text:style-name="T21">&amp;</text:span><text:span text:style-name="T4">sem_cons);</text:span></text:p>
      <text:h text:style-name="Heading_20_1" text:outline-level="1"><text:soft-page-break/>Pour aller plus loin</text:h>
      <text:h text:style-name="Heading_20_2" text:outline-level="2">Primitives de gestion de l'arrêt d'un autre thread.</text:h>
      <text:p text:style-name="P5">Des primitives permettent l'arrêt d'un thread par un autre.</text:p>
      <text:p text:style-name="P5">Le thread auquel il est demandé de s'arrêter peut :</text:p>
      <text:list xml:id="list892168533" text:style-name="L2">
        <text:list-item>
          <text:p text:style-name="P6">ignorer la demande</text:p>
        </text:list-item>
        <text:list-item>
          <text:p text:style-name="P6">l'exécuter immédiatement</text:p>
        </text:list-item>
        <text:list-item>
          <text:p text:style-name="P6">la prendre en compte plus tard</text:p>
        </text:list-item>
      </text:list>
      <text:p text:style-name="P5">Quand un thread accepte de se terminer sur demande externe, elle exécute implicitement la primitive <text:span text:style-name="Nom_20_Technique">pthread_exit (pthread_exit(PTHREAD_CANCELED))</text:span>.</text:p>
      <text:h text:style-name="Heading_20_3" text:outline-level="3">Primitives</text:h>
      <text:p text:style-name="P33"><text:span text:style-name="T14">int</text:span><text:span text:style-name="T4"> </text:span><text:span text:style-name="T22">pthread_cancel</text:span><text:span text:style-name="T4">(pthread_t </text:span><text:span text:style-name="T26">thread</text:span><text:span text:style-name="T4">);</text:span></text:p>
      <text:p text:style-name="P5">La primitive pthread_cancel envoie une demande d'arrêt au thread argument.</text:p>
      <text:p text:style-name="P33"><text:span text:style-name="T14">int</text:span><text:span text:style-name="T4"> </text:span><text:span text:style-name="T22">pthread_setcancelstate</text:span><text:span text:style-name="T4">(</text:span><text:span text:style-name="T14">int</text:span><text:span text:style-name="T4"> state, </text:span><text:span text:style-name="T14">int</text:span><text:span text:style-name="T4"> </text:span><text:span text:style-name="T21">*</text:span><text:span text:style-name="T4">oldstate);</text:span></text:p>
      <text:p text:style-name="P5">La primitive change l'état du thread appelant pour signifier s'il accepte ou ignore les demandes d'arrêt (<text:span text:style-name="Nom_20_Technique">PTHREAD_CANCEL_ENABLE</text:span> ou <text:span text:style-name="Nom_20_Technique">PTHREAD_CANCEL_DISABLE</text:span>). Le champ</text:p>
      <text:p text:style-name="P5"><text:span text:style-name="Nom_20_Technique">oldstate</text:span> peut être <text:span text:style-name="Nom_20_Technique">NULL</text:span>.</text:p>
      <text:p text:style-name="P33"><text:span text:style-name="T14">int</text:span><text:span text:style-name="T4"> </text:span><text:span text:style-name="T22">pthread_setcanceltype</text:span><text:span text:style-name="T4">(</text:span><text:span text:style-name="T14">int</text:span><text:span text:style-name="T4"> type, </text:span><text:span text:style-name="T14">int</text:span><text:span text:style-name="T4"> </text:span><text:span text:style-name="T21">*</text:span><text:span text:style-name="T4">oldtype);</text:span></text:p>
      <text:p text:style-name="P5">La primitive change le comportement du thread appelant s'il reçoit une demande d'arrêt. Le type <text:span text:style-name="Nom_20_Technique">PTHREAD_CANCEL_ASYNCHRONOUS</text:span> provoque l'arrêt immédiat alors que</text:p>
      <text:p text:style-name="P5"><text:span text:style-name="Nom_20_Technique">PTHREAD_CANCEL_DEFERRED</text:span> diffère l'arrêt jusqu'au prochain point d'arrêt. Un thread est créé avec les attributs <text:span text:style-name="Nom_20_Technique">PTHREAD_CANCEL_ENABLE</text:span> et <text:span text:style-name="Nom_20_Technique">PTHREAD_CANCEL_DEFERRED</text:span>.</text:p>
      <text:p text:style-name="P5">Les demandes d'arrêts différées sont exécutées lors de la demande d'exécution de primitives <text:span text:style-name="Nom_20_propre">POSIX</text:span>. Les fonctions <text:span text:style-name="Nom_20_propre">POSIX</text:span> qui suivent sont des points d'arrêts possibles quand elles sont exécutées :</text:p>
      <text:list xml:id="list3360607576" text:style-name="L3">
        <text:list-item>
          <text:p text:style-name="P7"><text:span text:style-name="Nom_20_Technique">pthread_join</text:span></text:p>
        </text:list-item>
        <text:list-item>
          <text:p text:style-name="P7"><text:span text:style-name="Nom_20_Technique">pthread_cond_wait</text:span></text:p>
        </text:list-item>
        <text:list-item>
          <text:p text:style-name="P7"><text:span text:style-name="Nom_20_Technique">pthread_cond_timedwait</text:span></text:p>
        </text:list-item>
        <text:list-item>
          <text:p text:style-name="P7"><text:span text:style-name="Nom_20_Technique">pthread_testcancel</text:span></text:p>
        </text:list-item>
        <text:list-item>
          <text:p text:style-name="P7"><text:span text:style-name="Nom_20_Technique">sem_wait</text:span></text:p>
        </text:list-item>
        <text:list-item>
          <text:p text:style-name="P7"><text:span text:style-name="Nom_20_Technique">sigwait</text:span></text:p>
        </text:list-item>
      </text:list>
      <text:h text:style-name="Heading_20_2" text:outline-level="2"><text:soft-page-break/>Autres primitives</text:h>
      <text:h text:style-name="Heading_20_3" text:outline-level="3">Primitive <text:span text:style-name="Nom_20_Technique">pthread_atfork</text:span></text:h>
      <text:p text:style-name="P33"><text:span text:style-name="T14">int</text:span><text:span text:style-name="T4"> </text:span><text:span text:style-name="T22">pthread_atfork</text:span><text:span text:style-name="T4">(</text:span><text:span text:style-name="T14">void</text:span><text:span text:style-name="T4"> (</text:span><text:span text:style-name="T21">*</text:span><text:span text:style-name="T4">prepare)(</text:span><text:span text:style-name="T14">void</text:span><text:span text:style-name="T4">), </text:span><text:span text:style-name="T14">void</text:span><text:span text:style-name="T4"> (</text:span><text:span text:style-name="T21">*</text:span><text:span text:style-name="T4">parent)(</text:span><text:span text:style-name="T14">void</text:span><text:span text:style-name="T4">), </text:span><text:span text:style-name="T14">void</text:span><text:span text:style-name="T4"> (</text:span><text:span text:style-name="T21">*</text:span><text:span text:style-name="T4">child)(</text:span><text:span text:style-name="T14">void</text:span><text:span text:style-name="T4">));</text:span></text:p>
      <text:p text:style-name="P5">Cette primitive permet de faire exécuter des fonctions quand la primitive <text:span text:style-name="Nom_20_Technique">fork(2)</text:span> est exécutée.</text:p>
      <text:p text:style-name="P5">Le gestionnaire prépare est exécuté par le processus père avant la création du process fils.</text:p>
      <text:p text:style-name="P5">Le gestionnaire parent est exécuté par le processus père avant le retour du <text:span text:style-name="Nom_20_Technique">fork</text:span>.</text:p>
      <text:p text:style-name="P5">Le gestionnaire <text:span text:style-name="Nom_20_Technique">child</text:span> est exécuté par le processus fils avant le retour du <text:span text:style-name="Nom_20_Technique">fork</text:span>.</text:p>
      <text:p text:style-name="P5">Lors d'un fork, les sémaphores sont copiés dans le processus fils, tels qu'ils sont. Seul le thread courant est actif dans le processus fils. Les gestionnaires permettent de rétablir l'état correct des sémaphores dans le processus fils.</text:p>
      <text:p text:style-name="P5">Les gestionnaires peuvent être positionnés à <text:span text:style-name="Nom_20_Technique">NULL</text:span>,</text:p>
      <text:h text:style-name="Heading_20_3" text:outline-level="3">Primitive <text:span text:style-name="Nom_20_Technique">pthread_once</text:span></text:h>
      <text:p text:style-name="P33"><text:span text:style-name="T14">int</text:span><text:span text:style-name="T4"> </text:span><text:span text:style-name="T22">pthread_once</text:span><text:span text:style-name="T4">(pthread_once_t </text:span><text:span text:style-name="T21">*</text:span><text:span text:style-name="T4">once_control, </text:span><text:span text:style-name="T14">void</text:span><text:span text:style-name="T4"> (</text:span><text:span text:style-name="T21">*</text:span><text:span text:style-name="T4">init_routine) (</text:span><text:span text:style-name="T14">void</text:span><text:span text:style-name="T4">));</text:span></text:p>
      <text:p text:style-name="P5">La primitive <text:span text:style-name="Nom_20_Technique">pthread_once</text:span> permet de s'assurer qu'une zone de code a bien été exécutée une fois (celle contenant l'appel à <text:span text:style-name="Nom_20_Technique">pthread_once</text:span>). La variable <text:span text:style-name="Nom_20_Technique">once_control</text:span> a été initialisée statiquement à <text:span text:style-name="Nom_20_Technique">PTHREAD_ONCE_INIT</text:span> Lors du premier appel à <text:span text:style-name="Nom_20_Technique">pthread_once,</text:span> la valeur de <text:span text:style-name="Nom_20_Technique">once_control</text:span> est modifiée pour se souvenir que le code a été exécuté et la fonction <text:span text:style-name="Nom_20_Technique">init_routine</text:span> est exécutée.</text:p>
      <text:p text:style-name="P5">Primitives de gestion des signaux</text:p>
      <text:h text:style-name="Heading_20_3" text:outline-level="3">Primitive <text:span text:style-name="Nom_20_Technique">pthread_sigmak</text:span></text:h>
      <text:p text:style-name="P33"><text:span text:style-name="T12">#include</text:span><text:span text:style-name="T4"> </text:span><text:span text:style-name="T13">&lt;signal.h&gt;</text:span></text:p>
      <text:p text:style-name="P33"><text:span text:style-name="T14">int</text:span><text:span text:style-name="T4"> </text:span><text:span text:style-name="T22">pthread_sigmask</text:span><text:span text:style-name="T4">(</text:span><text:span text:style-name="T14">int</text:span><text:span text:style-name="T4"> how, </text:span><text:span text:style-name="T26">const</text:span><text:span text:style-name="T4"> </text:span><text:span text:style-name="T14">sigset_t</text:span><text:span text:style-name="T4"> </text:span><text:span text:style-name="T21">*</text:span><text:span text:style-name="T4">newmask, </text:span><text:span text:style-name="T14">sigset_t</text:span><text:span text:style-name="T4"> </text:span><text:span text:style-name="T21">*</text:span><text:span text:style-name="T4">oldmask);</text:span></text:p>
      <text:p text:style-name="P5">Le champ <text:span text:style-name="Nom_20_Technique">how</text:span> dit si les signaux de <text:span text:style-name="Nom_20_Technique">newmask</text:span> constituent le nouveau masque (<text:span text:style-name="Nom_20_Technique">SIG_SETMASK</text:span>) ou viennent s'ajouter aux signaux déjà masqués (<text:span text:style-name="Nom_20_Technique">SIG_BLOCK</text:span>). pour une description plus complète, consultez la gestion des signaux <text:span text:style-name="Nom_20_propre">POSIX</text:span>.</text:p>
      <text:h text:style-name="Heading_20_3" text:outline-level="3"><text:soft-page-break/>Primitive <text:span text:style-name="Nom_20_Technique">pthread_kill</text:span></text:h>
      <text:p text:style-name="P33"><text:span text:style-name="T14">int</text:span><text:span text:style-name="T4"> </text:span><text:span text:style-name="T22">pthread_kill</text:span><text:span text:style-name="T4">(pthread_t </text:span><text:span text:style-name="T26">thread</text:span><text:span text:style-name="T4">, </text:span><text:span text:style-name="T14">int</text:span><text:span text:style-name="T4"> signo);</text:span></text:p>
      <text:p text:style-name="Text_20_body">La primitive permet d'envoyer un signal à un thread.</text:p>
      <text:h text:style-name="Heading_20_3" text:outline-level="3">Primitive <text:span text:style-name="Nom_20_Technique">sigwait</text:span></text:h>
      <text:p text:style-name="P33"><text:span text:style-name="T14">int</text:span><text:span text:style-name="T4"> </text:span><text:span text:style-name="T22">sigwait</text:span><text:span text:style-name="T4">(</text:span><text:span text:style-name="T26">const</text:span><text:span text:style-name="T4"> </text:span><text:span text:style-name="T14">sigset_t</text:span><text:span text:style-name="T4"> </text:span><text:span text:style-name="T21">*</text:span><text:span text:style-name="T4">set, </text:span><text:span text:style-name="T14">int</text:span><text:span text:style-name="T4"> </text:span><text:span text:style-name="T21">*</text:span><text:span text:style-name="T4">sig);</text:span></text:p>
      <text:p text:style-name="P5">La primitive suspend l'exécution du thread jusqu'à réception de l'un des signaux défini par set. Le signa reçu est mémorisé dans <text:span text:style-name="Nom_20_Technique">sig</text:span>.</text:p>
      <text:p text:style-name="P5">Primitives de définition de condition</text:p>
      <text:p text:style-name="P5">Une condition permet à un thread de suspendre son exécution et ne plus utiliser le processeur jusqu'à ce qu'un prédicat (condition) soit réalisé sur une variable partagée. Les primitives sont les suivantes :</text:p>
      <text:h text:style-name="Heading_20_3" text:outline-level="3">Primitive <text:span text:style-name="Nom_20_Technique">pthread_cond_init</text:span></text:h>
      <text:p text:style-name="P33"><text:span text:style-name="T4">pthread_cond_t cond </text:span><text:span text:style-name="T21">=</text:span><text:span text:style-name="T4"> PTHREAD_COND_INITIALIZER;</text:span></text:p>
      <text:p text:style-name="P33"><text:span text:style-name="T14">int</text:span><text:span text:style-name="T4"> </text:span><text:span text:style-name="T22">pthread_cond_init</text:span><text:span text:style-name="T4">(pthread_cond_t </text:span><text:span text:style-name="T21">*</text:span><text:span text:style-name="T4">cond,</text:span></text:p>
      <text:p text:style-name="P33"><text:span text:style-name="T4">pthread_con­ dattr_t </text:span><text:span text:style-name="T21">*</text:span><text:span text:style-name="T4">cond_attr);</text:span></text:p>
      <text:p text:style-name="P33"><text:span text:style-name="T4">Primitive pthread_cond_signal</text:span></text:p>
      <text:p text:style-name="P33"><text:span text:style-name="T14">int</text:span><text:span text:style-name="T4"> </text:span><text:span text:style-name="T22">pthread_cond_signal</text:span><text:span text:style-name="T4">(pthread_cond_t </text:span><text:span text:style-name="T21">*</text:span><text:span text:style-name="T4">cond);</text:span></text:p>
      <text:p text:style-name="P33"><text:span text:style-name="T4">Primitive pthread_cond_broadcast</text:span></text:p>
      <text:p text:style-name="P33"><text:span text:style-name="T14">int</text:span><text:span text:style-name="T4"> </text:span><text:span text:style-name="T22">pthread_cond_broadcast</text:span><text:span text:style-name="T4">(pthread_cond_t </text:span><text:span text:style-name="T21">*</text:span><text:span text:style-name="T4">cond);</text:span></text:p>
      <text:p text:style-name="P33"><text:span text:style-name="T4">Primitive pthread_cond_wait</text:span></text:p>
      <text:p text:style-name="P33"><text:span text:style-name="T14">int</text:span><text:span text:style-name="T4"> </text:span><text:span text:style-name="T22">pthread_cond_wait</text:span><text:span text:style-name="T4">(pthread_cond_t </text:span><text:span text:style-name="T21">*</text:span><text:span text:style-name="T4">cond, pthread_mutex_t </text:span><text:span text:style-name="T21">*</text:span><text:span text:style-name="T4">mutex);</text:span></text:p>
      <text:h text:style-name="Heading_20_3" text:outline-level="3">Primitive <text:span text:style-name="Nom_20_Technique">pthread_cond_timedwait</text:span></text:h>
      <text:p text:style-name="P33"><text:span text:style-name="T14">int</text:span><text:span text:style-name="T4"> </text:span><text:span text:style-name="T22">pthread_cond_timedwait</text:span><text:span text:style-name="T4">(pthread_cond_t </text:span><text:span text:style-name="T21">*</text:span><text:span text:style-name="T4">cond, pthread_mutex_t </text:span><text:span text:style-name="T21">*</text:span><text:span text:style-name="T4">mutex, </text:span><text:span text:style-name="T26">const</text:span><text:span text:style-name="T4"> </text:span><text:span text:style-name="T26">struct</text:span><text:span text:style-name="T4"> timespec </text:span><text:span text:style-name="T21">*</text:span><text:span text:style-name="T4">abstime);</text:span></text:p>
      <text:h text:style-name="Heading_20_3" text:outline-level="3">Primitive <text:span text:style-name="Nom_20_Technique">pthread_cond_destroy</text:span></text:h>
      <text:p text:style-name="P33"><text:span text:style-name="T14">int</text:span><text:span text:style-name="T4"> </text:span><text:span text:style-name="T22">pthread_cond_destroy</text:span><text:span text:style-name="T4">(pthread_cond_t </text:span><text:span text:style-name="T21">*</text:span><text:span text:style-name="T4">con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1" svg:font-family="'Courier New'" style:font-family-generic="modern"/>
    <style:font-face style:name="Courier 10 Pitch" svg:font-family="'Courier 10 Pitch'" style:font-adornments="Normal" style:font-pitch="fixed"/>
    <style:font-face style:name="Noto Mono" svg:font-family="'Noto Mono'" style:font-adornments="Normal"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1" svg:font-family="'Nimbus Sans L'" style:font-pitch="variable"/>
    <style:font-face style:name="DejaVu Serif" svg:font-family="'DejaVu Serif'" style:font-adornments="Italique" style:font-family-generic="roman" style:font-pitch="variable"/>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Noto Serif CJK KR" svg:font-family="'Noto Serif CJK KR'" style:font-adornments="Normal" style:font-family-generic="roman" style:font-pitch="variable"/>
    <style:font-face style:name="Arial" svg:font-family="Arial" style:font-family-generic="swiss" style:font-pitch="variable"/>
    <style:font-face style:name="DejaVu Sans" svg:font-family="'DejaVu Sans'" style:font-adornments="Gras oblique" style:font-family-generic="swiss" style:font-pitch="variable"/>
    <style:font-face style:name="DejaVu Sans1" svg:font-family="'DejaVu Sans'" style:font-adornments="Normal" style:font-family-generic="swiss" style:font-pitch="variable"/>
    <style:font-face style:name="Liberation Sans" svg:font-family="'Liberation Sans'" style:font-adornments="Gras" style:font-family-generic="swiss" style:font-pitch="variable"/>
    <style:font-face style:name="Nimbus Sans L" svg:font-family="'Nimbus Sans L'" style:font-adornments="Regular Italic" style:font-family-generic="swiss" style:font-pitch="variable"/>
    <style:font-face style:name="Noto Sans" svg:font-family="'Noto Sans'" style:font-adornments="Normal" style:font-family-generic="swiss" style:font-pitch="variable"/>
  </office:font-face-decls>
  <office:styles>
    <draw:gradient draw:name="Olive_20_Green" draw:display-name="Olive Green" draw:style="linear" draw:start-color="#3f4f3d" draw:end-color="#83a67f" draw:start-intensity="100%" draw:end-intensity="100%" draw:angle="6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font-name-asian="Nimbus Sans L1" style:font-size-asian="12pt" style:language-asian="fr" style:country-asian="FR" style:font-name-complex="Lucida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fo:font-size="12pt"/>
    </style:style>
    <style:style style:name="Text_20_body" style:display-name="Text body" style:family="paragraph" style:parent-style-name="Standard" style:class="text" style:master-page-name="">
      <loext:graphic-properties draw:fill="none" draw:fill-color="#99ccff"/>
      <style:paragraph-properties fo:margin-left="0.499cm" fo:margin-right="0cm" fo:margin-top="0.101cm" fo:margin-bottom="0.101cm" loext:contextual-spacing="false" fo:text-indent="0cm" style:auto-text-indent="false" style:page-number="auto" fo:background-color="transparent" style:shadow="none" text:number-lines="true" text:line-number="0">
        <style:tab-stops/>
      </style:paragraph-properties>
      <style:text-properties style:font-name="Noto Serif CJK KR" fo:font-family="'Noto Serif CJK KR'" style:font-style-name="Normal" style:font-family-generic="roman" style:font-pitch="variable" fo:font-size="11pt" style:font-size-asian="11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class="text" style:master-page-name="">
      <loext:graphic-properties draw:fill="none" draw:fill-color="#99ccff"/>
      <style:paragraph-properties fo:margin-left="0cm" fo:margin-right="0.199cm" fo:margin-top="0.4cm" fo:margin-bottom="0.499cm" loext:contextual-spacing="false" fo:line-height="200%" fo:text-align="center" style:justify-single-word="false" fo:text-indent="0cm" style:auto-text-indent="false" style:page-number="auto" fo:break-before="auto" fo:break-after="auto" fo:background-color="transparent" style:shadow="none" fo:keep-with-next="always">
        <style:tab-stops/>
      </style:paragraph-properties>
      <style:text-properties fo:color="#996633" style:font-name="Liberation Sans" fo:font-family="'Liberation Sans'" style:font-style-name="Gras" style:font-family-generic="swiss" style:font-pitch="variable" fo:font-size="18pt" fo:font-weight="bold" fo:background-color="transparen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5cm" fo:margin-bottom="0.101cm" loext:contextual-spacing="false" fo:text-align="start" style:justify-single-word="false" fo:text-indent="0cm" style:auto-text-indent="false"/>
      <style:text-properties fo:color="#336666" style:font-name="Liberation Sans" fo:font-family="'Liberation Sans'" style:font-style-name="Gras" style:font-family-generic="swiss" style:font-pitch="variabl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28cm" fo:margin-bottom="0.101cm" loext:contextual-spacing="false" fo:text-align="start" style:justify-single-word="false" fo:text-indent="0cm" style:auto-text-indent="false" style:page-number="auto"/>
      <style:text-properties fo:color="#669999" style:font-name="Liberation Sans" fo:font-family="'Liberation Sans'" style:font-style-name="Gras" style:font-family-generic="swiss" style:font-pitch="variable" fo:font-size="12pt" fo:language="zxx" fo:country="none"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75cm" fo:margin-bottom="0cm" loext:contextual-spacing="false" fo:text-align="start" style:justify-single-word="false" fo:text-indent="0cm" style:auto-text-indent="false" style:page-number="auto"/>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9cm" fo:margin-right="0.101cm" fo:margin-top="0.275cm" fo:margin-bottom="0cm" loext:contextual-spacing="false" fo:text-align="start" style:justify-single-word="false" fo:text-indent="0cm" style:auto-text-indent="false" style:page-number="auto"/>
      <style:text-properties fo:color="#469f98" fo:font-size="12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master-page-name="">
      <loext:graphic-properties draw:fill="none" draw:fill-color="#99ccff"/>
      <style:paragraph-properties fo:margin-left="0.185cm" fo:margin-right="0.185cm" fo:margin-top="0.275cm" fo:margin-bottom="0.275cm" loext:contextual-spacing="true" fo:line-height="150%" fo:text-indent="0cm" style:auto-text-indent="false" style:page-number="auto" fo:background-color="transparent" style:shadow="none" text:number-lines="false" text:line-number="0">
        <style:tab-stops/>
      </style:paragraph-properties>
      <style:text-properties style:font-name="Liberation Serif" fo:font-family="'Liberation Serif'" style:font-style-name="Normal" style:font-family-generic="roman" style:font-pitch="variable" fo:font-size="12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DejaVu Sans" fo:font-family="'DejaVu Sans'" style:font-style-name="Gras oblique" style:font-family-generic="swiss" style:font-pitch="variable"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Preformatted_20_Text" style:display-name="Preformatted Text" style:family="paragraph" style:parent-style-name="Standard" style:class="html">
      <loext:graphic-properties draw:fill="none" draw:fill-color="#99ccff"/>
      <style:paragraph-properties fo:margin-top="0cm" fo:margin-bottom="0cm" loext:contextual-spacing="false" fo:background-color="transparent" style:shadow="none">
        <style:tab-stops/>
      </style:paragraph-properties>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Programmation" style:family="paragraph" style:parent-style-name="Standard" style:auto-update="true" style:list-style-name="Numbering_20_1" style:master-page-name="">
      <loext:graphic-properties draw:fill="solid" draw:fill-color="#e6e3d1" draw:opacity="40%" draw:fill-image-width="0cm" draw:fill-image-height="0cm"/>
      <style:paragraph-properties fo:margin-left="0.499cm" fo:margin-right="0cm" fo:margin-top="0.101cm" fo:margin-bottom="0.199cm" loext:contextual-spacing="true" fo:line-height="100%" style:register-true="true" fo:text-indent="0cm" style:auto-text-indent="false" style:page-number="auto" fo:background-color="#e6e3d1" fo:padding="0.101cm" fo:border-left="0.51pt solid #e5c17d" fo:border-right="0.51pt solid #887616" fo:border-top="0.51pt solid #e5c17d" fo:border-bottom="0.51pt solid #887616" style:shadow="#e2e2e2 0.18cm 0.18cm" text:number-lines="true" text:line-number="1">
        <style:tab-stops/>
      </style:paragraph-properties>
      <style:text-properties fo:color="#333300" style:text-outline="false" style:font-name="Noto Mono" fo:font-family="'Noto Mono'" style:font-style-name="Normal" style:font-pitch="fixed" fo:font-size="9pt" fo:letter-spacing="normal" fo:language="zxx" fo:country="none" fo:text-shadow="none" style:letter-kerning="true" style:text-blinking="false" fo:background-color="transparent" style:font-relief="none" text:display="true"/>
    </style:style>
    <style:style style:name="Mathématique" style:family="paragraph" style:parent-style-name="Text_20_body">
      <style:paragraph-properties fo:margin-left="1cm" fo:margin-right="0cm" fo:margin-top="0cm" fo:margin-bottom="0cm" loext:contextual-spacing="false" fo:text-indent="0cm" style:auto-text-indent="false"/>
      <style:text-properties style:font-name="Century Schoolbook L" fo:font-family="'Century Schoolbook L'" style:font-style-name="Italique" style:font-pitch="variable"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loext:contextual-spacing="false" fo:text-indent="0cm" style:auto-text-indent="false" fo:padding="0.049cm" fo:border="0.06pt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paragraph-properties fo:text-align="center" style:justify-single-word="false" fo:padding="0.049cm" fo:border="0.06pt solid #c0c0c0" style:join-border="false"/>
      <style:text-properties style:font-name="Nimbus Sans L" fo:font-family="'Nimbus Sans L'" style:font-style-name="Regular Italic" style:font-family-generic="swiss" style:font-pitch="variable" fo:font-size="10pt" fo:font-style="italic"/>
    </style:style>
    <style:style style:name="Console" style:family="paragraph" style:parent-style-name="Text_20_body" style:master-page-name="">
      <loext:graphic-properties draw:fill="solid" draw:fill-color="#e8f1f4" draw:fill-gradient-name="Olive_20_Green" draw:opacity="100%"/>
      <style:paragraph-properties fo:margin-left="0.499cm" fo:margin-right="0cm" fo:margin-top="0cm" fo:margin-bottom="0.199cm" loext:contextual-spacing="true" fo:line-height="0.499cm" fo:hyphenation-ladder-count="no-limit" style:register-true="true" fo:text-indent="0cm" style:auto-text-indent="false" style:page-number="auto" fo:background-color="#e8f1f4" fo:padding="0.101cm" fo:border-left="0.99pt solid #e9e4aa" fo:border-right="0.99pt solid #cca54f" fo:border-top="0.99pt solid #e9e4aa" fo:border-bottom="0.99pt solid #cca54f" style:shadow="#e2e2e2 0.199cm 0.199cm">
        <style:tab-stops/>
      </style:paragraph-properties>
      <style:text-properties fo:color="#003333" style:font-name="Courier New" fo:font-family="'Courier New'" style:font-style-name="Normal" style:font-family-generic="modern" style:font-pitch="fixed" fo:font-size="10.5pt" fo:letter-spacing="-0.007cm" fo:language="zxx" fo:country="none" fo:font-style="normal" fo:font-weight="normal" style:letter-kerning="false" fo:background-color="transparent" style:language-asian="zxx" style:country-asian="none" style:font-relief="none" fo:hyphenate="false" fo:hyphenation-remain-char-count="2" fo:hyphenation-push-char-count="2"/>
    </style:style>
    <style:style style:name="a_5f_faire" style:display-name="a_faire" style:family="paragraph" style:parent-style-name="Standard" style:class="text">
      <style:paragraph-properties fo:margin-left="0.494cm" fo:margin-right="0cm" fo:margin-top="0cm" fo:margin-bottom="0cm" loext:contextual-spacing="false" fo:line-height="100%" fo:text-align="start" style:justify-single-word="false" fo:text-indent="-0.494cm" style:auto-text-indent="false">
        <style:tab-stops/>
      </style:paragraph-properties>
      <style:text-properties fo:color="#0080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Standard" style:next-style-name="Subtitle" style:class="chapter">
      <style:paragraph-properties fo:margin-top="0.423cm" fo:margin-bottom="0.106cm" loext:contextual-spacing="false" fo:text-align="center" style:justify-single-word="false" style:shadow="none"/>
      <style:text-properties fo:color="#6a5d2c" style:font-name="Arial" fo:font-family="Arial"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ns_20_nom1" style:display-name="Sans nom1" style:family="paragraph" style:parent-style-name="Text_20_body"/>
    <style:style style:name="Sans_20_nom2" style:display-name="Sans nom2" style:family="paragraph" style:parent-style-name="Text_20_body" style:master-page-name="">
      <style:paragraph-properties style:page-number="auto" fo:padding="0.049cm" fo:border="0.06pt solid #000000"/>
    </style:style>
    <style:style style:name="Question" style:family="paragraph" style:parent-style-name="Quotations">
      <style:paragraph-properties fo:padding="0.049cm" fo:border="0.06pt solid #000000" style:shadow="none"/>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master-page-name="">
      <style:paragraph-properties fo:margin-top="0.101cm" fo:margin-bottom="0.101cm" loext:contextual-spacing="false" style:page-number="auto"/>
      <style:text-properties style:font-name="DejaVu Sans1" fo:font-family="'DejaVu Sans'" style:font-style-name="Normal" style:font-family-generic="swiss" style:font-pitch="variable" fo:font-size="10.5pt" fo:font-style="normal"/>
    </style:style>
    <style:style style:name="Texte_20_normal" style:display-name="Texte normal" style:family="paragraph" style:parent-style-name="Standard">
      <style:paragraph-properties fo:margin-left="1cm" fo:margin-right="0cm" fo:margin-top="0.106cm" fo:margin-bottom="0.106cm" loext:contextual-spacing="false" fo:text-align="justify" style:justify-single-word="false" fo:text-indent="0cm" style:auto-text-indent="false"/>
    </style:style>
    <style:style style:name="Texte_20_brut" style:display-name="Texte brut" style:family="paragraph" style:parent-style-name="Standard">
      <style:text-properties style:font-name="Courier New1" fo:font-family="'Courier New'" style:font-family-generic="modern" fo:font-size="10pt" style:font-size-asian="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_20_de_20_texte_20_Note" style:display-name="Corps de texte Note" style:family="paragraph" style:parent-style-name="Text_20_body" style:master-page-name="">
      <loext:graphic-properties draw:fill="solid" draw:fill-color="#e7e0f2"/>
      <style:paragraph-properties style:page-number="auto" fo:background-color="#e7e0f2">
        <style:tab-stops/>
      </style:paragraph-properties>
    </style:style>
    <style:style style:name="Corps_20_de_20_texte_20_Attention" style:display-name="Corps de texte Attention" style:family="paragraph" style:parent-style-name="Text_20_body">
      <loext:graphic-properties draw:fill="solid" draw:fill-color="#f1dfd3"/>
      <style:paragraph-properties fo:background-color="#f1dfd3">
        <style:tab-stops/>
      </style:paragraph-properties>
    </style:style>
    <style:style style:name="Corps_20_de_20_texte_20_Astuce" style:display-name="Corps de texte Astuce" style:family="paragraph" style:parent-style-name="Text_20_body">
      <loext:graphic-properties draw:fill="solid" draw:fill-color="#e8e3be"/>
      <style:paragraph-properties fo:background-color="#e8e3be"/>
    </style:style>
    <style:style style:name="Footnote_20_Symbol" style:display-name="Footnote Symbol" style:family="text"/>
    <style:style style:name="Numbering_20_Symbols" style:display-name="Numbering Symbols" style:family="text">
      <style:text-properties fo:color="#009999" style:font-name="Noto Mono" fo:font-family="'Noto Mono'" style:font-style-name="Normal" style:font-pitch="fixed" fo:font-size="9pt" fo:letter-spacing="normal" fo:language="zxx" fo:country="none" fo:font-style="normal" style:letter-kerning="true" fo:background-color="transparent" style:text-scale="100%" loext:padding="0cm" loext:border="none" loext:shadow="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3333" fo:language="zxx" fo:country="non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336666" style:font-name="Courier 10 Pitch" fo:font-family="'Courier 10 Pitch'" style:font-style-name="Normal" style:font-pitch="fixed" fo:font-size="11pt" fo:language="zxx" fo:country="none" fo:background-color="transparent"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Variable" style:family="text">
      <style:text-properties fo:font-style="italic" style:font-style-asian="italic" style:font-style-complex="italic"/>
    </style:style>
    <style:style style:name="Nom_20_propre" style:display-name="Nom propre" style:family="text">
      <style:text-properties fo:color="#b4891b" style:font-name="DejaVu Serif" fo:font-family="'DejaVu Serif'" style:font-style-name="Italique" style:font-family-generic="roman" style:font-pitch="variable" fo:language="zxx" fo:country="none" fo:font-style="italic" fo:background-color="transparent"/>
    </style:style>
    <style:style style:name="Courrier" style:family="text">
      <style:text-properties style:font-name="Courier 10 Pitch" fo:font-family="'Courier 10 Pitch'" style:font-style-name="Normal" style:font-pitch="fixed" fo:font-size="10.5pt" fo:language="zxx" fo:country="none"/>
    </style:style>
    <style:style style:name="réponse" style:family="text">
      <style:text-properties fo:color="#000000" style:font-name="Courier 10 Pitch" fo:font-family="'Courier 10 Pitch'" style:font-style-name="Normal" style:font-pitch="fixed" fo:font-size="9pt"/>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Machine_20_à_20_écrire" style:display-name="Machine à écrire" style:family="text">
      <style:text-properties fo:color="#284e3d" style:font-name="Courier New" fo:font-family="'Courier New'" style:font-style-name="Normal" style:font-family-generic="modern" style:font-pitch="fixed" fo:font-size="10.5pt" fo:language="zxx" fo:country="none" style:text-underline-style="none" fo:font-weight="normal" style:text-blinking="false" style:font-size-asian="10pt" style:language-asian="zxx" style:country-asian="none" style:text-overline-style="none" style:text-ov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om_20_Technique" style:display-name="Nom Technique" style:family="text" style:parent-style-name="Nom_20_propre">
      <style:text-properties fo:color="#b01d61" style:font-name="Noto Sans" fo:font-family="'Noto Sans'" style:font-style-name="Normal" style:font-family-generic="swiss" style:font-pitch="variable" fo:font-size="11pt" fo:font-style="normal" style:font-size-asian="11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consecutive-numbering="true">
      <text:list-level-style-number text:level="1" text:style-name="Numbering_20_Symbols" style:num-format="1">
        <style:list-level-properties text:min-label-width="0.651cm" text:min-label-distance="0.199cm" fo:text-align="end"/>
      </text:list-level-style-number>
      <text:list-level-style-number text:level="2" text:style-name="Numbering_20_Symbols" style:num-format="1">
        <style:list-level-properties text:min-label-width="0.651cm" text:min-label-distance="0.199cm" fo:text-align="end"/>
      </text:list-level-style-number>
      <text:list-level-style-number text:level="3" text:style-name="Numbering_20_Symbols" style:num-format="1">
        <style:list-level-properties text:min-label-width="0.651cm" text:min-label-distance="0.199cm" fo:text-align="end"/>
      </text:list-level-style-number>
      <text:list-level-style-number text:level="4" text:style-name="Numbering_20_Symbols" style:num-format="1">
        <style:list-level-properties text:min-label-width="0.651cm" text:min-label-distance="0.199cm" fo:text-align="end"/>
      </text:list-level-style-number>
      <text:list-level-style-number text:level="5" text:style-name="Numbering_20_Symbols" style:num-format="1">
        <style:list-level-properties text:min-label-width="0.651cm" text:min-label-distance="0.199cm" fo:text-align="end"/>
      </text:list-level-style-number>
      <text:list-level-style-number text:level="6" text:style-name="Numbering_20_Symbols" style:num-format="1">
        <style:list-level-properties text:min-label-width="0.651cm" text:min-label-distance="0.199cm" fo:text-align="end"/>
      </text:list-level-style-number>
      <text:list-level-style-number text:level="7" text:style-name="Numbering_20_Symbols" style:num-format="1">
        <style:list-level-properties text:min-label-width="0.651cm" text:min-label-distance="0.199cm" fo:text-align="end"/>
      </text:list-level-style-number>
      <text:list-level-style-number text:level="8" text:style-name="Numbering_20_Symbols" style:num-format="1">
        <style:list-level-properties text:min-label-width="0.651cm" text:min-label-distance="0.199cm" fo:text-align="end"/>
      </text:list-level-style-number>
      <text:list-level-style-number text:level="9" text:style-name="Numbering_20_Symbols" style:num-format="1">
        <style:list-level-properties text:min-label-width="0.651cm" text:min-label-distance="0.199cm" fo:text-align="end"/>
      </text:list-level-style-number>
      <text:list-level-style-number text:level="10" text:style-name="Numbering_20_Symbols" style:num-format="1">
        <style:list-level-properties text:min-label-width="0.651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Illustration">
      <style:paragraph-properties fo:text-align="justify" style:justify-single-word="false">
        <style:tab-stops>
          <style:tab-stop style:position="9.74cm"/>
        </style:tab-stops>
      </style:paragraph-properties>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T1" style:family="text">
      <style:text-properties officeooo:rsid="01d8b5bf"/>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Fichier : </text:span><text:span text:style-name="MT1"><text:file-name text:display="name">Les threads POSIX de Linux</text:file-name></text:span><text:span text:style-name="MT1"><text:tab/>Mise à jour : </text:span><text:span text:style-name="MT1"><text:date style:data-style-name="N76" text:date-value="2018-11-29T17:12:13.740297798" text:fixed="true">29 novembre 2018</text:date></text:span><text:span text:style-name="MT1"><text:date style:data-style-name="N76" text:date-value="2018-11-29T17:12:16.008399934" text:fixed="true">29 novembre 2018</text:date></text:span></text:p>
      </style:header>
      <style:header-left>
        <text:p text:style-name="MP2"><text:title/></text:p>
      </style:header-left>
      <style:footer>
        <text:p text:style-name="MP3"><text:page-number text:select-page="current">13</text:page-number>/<text:page-count>20</text:page-count></text:p>
      </style:footer>
    </style:master-page>
    <style:master-page style:name="First_20_Page" style:display-name="First Page" style:page-layout-name="Mpm2" style:next-style-name="Standard">
      <style:header>
        <text:p text:style-name="Header"><text:file-name text:display="name-and-extension">Les threads POSIX de Linux.odt</text:file-name><text:s/></text:p>
      </style:header>
      <style:header-left>
        <text:p text:style-name="Header"/>
      </style:header-left>
      <style:footer>
        <text:p text:style-name="MP3"><text:page-number text:select-page="current">0</text:page-number>/<text:page-count>20</text:page-count></text:p>
      </style:footer>
    </style:master-page>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9-05T02:09:27.621160456</meta:creation-date>
    <dc:language>fr-FR</dc:language>
    <meta:editing-cycles>227</meta:editing-cycles>
    <meta:editing-duration>P4DT3H18M31S</meta:editing-duration>
    <dc:date>2019-03-04T00:33:58.441599216</dc:date>
    <meta:print-date>2018-11-25T16:21:19.290338993</meta:print-date>
    <dc:creator>Erwann Le Quéméner</dc:creator>
    <meta:document-statistic meta:table-count="0" meta:image-count="0" meta:object-count="0" meta:page-count="20" meta:paragraph-count="746" meta:word-count="4343" meta:character-count="30680" meta:non-whitespace-character-count="25901"/>
    <meta:user-defined meta:name="Info 1"/>
    <meta:user-defined meta:name="Info 2"/>
    <meta:user-defined meta:name="Info 3"/>
    <meta:user-defined meta:name="Info 4"/>
  </office:meta>
</office:document-meta>
</file>